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47.11mm" fo:break-before="auto" style:use-optimal-row-height="true"/>
    </style:style>
    <style:style style:name="ro25" style:family="table-row">
      <style:table-row-properties style:row-height="156.37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29.55mm" fo:break-before="auto" style:use-optimal-row-height="true"/>
    </style:style>
    <style:style style:name="ro31" style:family="table-row">
      <style:table-row-properties style:row-height="170.43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8.65mm" fo:break-before="auto" style:use-optimal-row-height="fals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251.57mm" fo:break-before="auto" style:use-optimal-row-height="true"/>
    </style:style>
    <style:style style:name="ro40" style:family="table-row">
      <style:table-row-properties style:row-height="36.6mm" fo:break-before="auto" style:use-optimal-row-height="true"/>
    </style:style>
    <style:style style:name="ro41" style:family="table-row">
      <style:table-row-properties style:row-height="71.44mm" fo:break-before="auto" style:use-optimal-row-height="false"/>
    </style:style>
    <style:style style:name="ro42" style:family="table-row">
      <style:table-row-properties style:row-height="163.6mm" fo:break-before="auto" style:use-optimal-row-height="false"/>
    </style:style>
    <style:style style:name="ro43" style:family="table-row">
      <style:table-row-properties style:row-height="78.62mm" fo:break-before="auto" style:use-optimal-row-height="fals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4.24mm" fo:break-before="auto" style:use-optimal-row-height="true"/>
    </style:style>
    <style:style style:name="ro47" style:family="table-row">
      <style:table-row-properties style:row-height="89.52mm" fo:break-before="auto" style:use-optimal-row-height="true"/>
    </style:style>
    <style:style style:name="ro48" style:family="table-row">
      <style:table-row-properties style:row-height="34.15mm" fo:break-before="auto" style:use-optimal-row-height="false"/>
    </style:style>
    <style:style style:name="ro49" style:family="table-row">
      <style:table-row-properties style:row-height="16.77mm" fo:break-before="auto" style:use-optimal-row-height="false"/>
    </style:style>
    <style:style style:name="ro50" style:family="table-row">
      <style:table-row-properties style:row-height="113.98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8.82mm" fo:break-before="auto" style:use-optimal-row-height="true"/>
    </style:style>
    <style:style style:name="ro53" style:family="table-row">
      <style:table-row-properties style:row-height="53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29.44mm" fo:break-before="auto" style:use-optimal-row-height="false"/>
    </style:style>
    <style:style style:name="ro61" style:family="table-row">
      <style:table-row-properties style:row-height="152.79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5.99mm" fo:break-before="auto" style:use-optimal-row-height="true"/>
    </style:style>
    <style:style style:name="ro70" style:family="table-row">
      <style:table-row-properties style:row-height="71.88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44.1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9.61mm" fo:break-before="auto" style:use-optimal-row-height="false"/>
    </style:style>
    <style:style style:name="ro75" style:family="table-row">
      <style:table-row-properties style:row-height="16.32mm" fo:break-before="auto" style:use-optimal-row-height="false"/>
    </style:style>
    <style:style style:name="ro76" style:family="table-row">
      <style:table-row-properties style:row-height="50.71mm" fo:break-before="auto" style:use-optimal-row-height="true"/>
    </style:style>
    <style:style style:name="ro77" style:family="table-row">
      <style:table-row-properties style:row-height="40.13mm" fo:break-before="auto" style:use-optimal-row-height="true"/>
    </style:style>
    <style:style style:name="ro78" style:family="table-row">
      <style:table-row-properties style:row-height="14.46mm" fo:break-before="auto" style:use-optimal-row-height="false"/>
    </style:style>
    <style:style style:name="ro79" style:family="table-row">
      <style:table-row-properties style:row-height="57.77mm" fo:break-before="auto" style:use-optimal-row-height="true"/>
    </style:style>
    <style:style style:name="ro80" style:family="table-row">
      <style:table-row-properties style:row-height="48.84mm" fo:break-before="auto" style:use-optimal-row-height="false"/>
    </style:style>
    <style:style style:name="ro81" style:family="table-row">
      <style:table-row-properties style:row-height="93.05mm" fo:break-before="auto" style:use-optimal-row-height="true"/>
    </style:style>
    <style:style style:name="ro82" style:family="table-row">
      <style:table-row-properties style:row-height="45.21mm" fo:break-before="auto" style:use-optimal-row-height="false"/>
    </style:style>
    <style:style style:name="ro83" style:family="table-row">
      <style:table-row-properties style:row-height="121.32mm" fo:break-before="auto" style:use-optimal-row-height="true"/>
    </style:style>
    <style:style style:name="ro84" style:family="table-row">
      <style:table-row-properties style:row-height="195.12mm" fo:break-before="auto" style:use-optimal-row-height="true"/>
    </style:style>
    <style:style style:name="ro85" style:family="table-row">
      <style:table-row-properties style:row-height="37.41mm" fo:break-before="auto" style:use-optimal-row-height="true"/>
    </style:style>
    <style:style style:name="ro86" style:family="table-row">
      <style:table-row-properties style:row-height="26.49mm" fo:break-before="auto" style:use-optimal-row-height="true"/>
    </style:style>
    <style:style style:name="ro87" style:family="table-row">
      <style:table-row-properties style:row-height="15.54mm" fo:break-before="auto" style:use-optimal-row-height="false"/>
    </style:style>
    <style:style style:name="ro88" style:family="table-row">
      <style:table-row-properties style:row-height="16.07mm" fo:break-before="auto" style:use-optimal-row-height="false"/>
    </style:style>
    <style:style style:name="ro90" style:family="table-row">
      <style:table-row-properties style:row-height="64.73mm" fo:break-before="auto" style:use-optimal-row-height="false"/>
    </style:style>
    <style:style style:name="ro91"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L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9"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50" office:value-type="string" calcext:value-type="string">
            <text:p>-</text:p>
          </table:table-cell>
          <table:table-cell table:style-name="ce7" table:formula="of:=IF([.M2]=&quot;&quot;;&quot;?&quot;;IF([.O2]=&quot;&quot;;&quot;新規&quot;;IF([.M2]=[.O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50" office:value-type="string" calcext:value-type="string">
            <text:p>!define PRODUCT_FULL_NAME <text:s/>"（名前）"</text:p>
          </table:table-cell>
          <table:table-cell table:style-name="ce7" table:formula="of:=IF([.M3]=&quot;&quot;;&quot;?&quot;;IF([.O3]=&quot;&quot;;&quot;新規&quot;;IF([.M3]=[.O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50" office:value-type="string" calcext:value-type="string">
            <text:p>-</text:p>
          </table:table-cell>
          <table:table-cell table:style-name="ce7" table:formula="of:=IF([.M4]=&quot;&quot;;&quot;?&quot;;IF([.O4]=&quot;&quot;;&quot;新規&quot;;IF([.M4]=[.O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50" office:value-type="string" calcext:value-type="string">
            <text:p>!define PRODUCT_NAME <text:s/>"（名前）"</text:p>
          </table:table-cell>
          <table:table-cell table:style-name="ce7" table:formula="of:=IF([.M5]=&quot;&quot;;&quot;?&quot;;IF([.O5]=&quot;&quot;;&quot;新規&quot;;IF([.M5]=[.O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50" office:value-type="string" calcext:value-type="string">
            <text:p>-</text:p>
          </table:table-cell>
          <table:table-cell table:style-name="ce7" table:formula="of:=IF([.M9]=&quot;&quot;;&quot;?&quot;;IF([.O9]=&quot;&quot;;&quot;新規&quot;;IF([.M9]=[.O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50" office:value-type="string" calcext:value-type="string">
            <text:p>-</text:p>
          </table:table-cell>
          <table:table-cell table:style-name="ce7" table:formula="of:=IF([.M11]=&quot;&quot;;&quot;?&quot;;IF([.O11]=&quot;&quot;;&quot;新規&quot;;IF([.M11]=[.O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50" office:value-type="string" calcext:value-type="string">
            <text:p>!define PRODUCT_LANGUAGE "Japanese"</text:p>
          </table:table-cell>
          <table:table-cell table:style-name="ce7" table:formula="of:=IF([.M13]=&quot;&quot;;&quot;?&quot;;IF([.O13]=&quot;&quot;;&quot;新規&quot;;IF([.M13]=[.O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50" office:value-type="string" calcext:value-type="string">
            <text:p>!define PRODUCT_LANGUAGE "English"</text:p>
          </table:table-cell>
          <table:table-cell table:style-name="ce7" table:formula="of:=IF([.M14]=&quot;&quot;;&quot;?&quot;;IF([.O14]=&quot;&quot;;&quot;新規&quot;;IF([.M14]=[.O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50" office:value-type="string" calcext:value-type="string">
            <text:p>-</text:p>
          </table:table-cell>
          <table:table-cell table:style-name="ce7" table:formula="of:=IF([.M17]=&quot;&quot;;&quot;?&quot;;IF([.O17]=&quot;&quot;;&quot;新規&quot;;IF([.M17]=[.O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50"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50" office:value-type="string" calcext:value-type="string">
            <text:p>-</text:p>
          </table:table-cell>
          <table:table-cell table:style-name="ce7" table:formula="of:=IF([.M19]=&quot;&quot;;&quot;?&quot;;IF([.O19]=&quot;&quot;;&quot;新規&quot;;IF([.M19]=[.O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50"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50"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50"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50"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5"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50" office:value-type="string" calcext:value-type="string">
            <text:p>-</text:p>
          </table:table-cell>
          <table:table-cell table:style-name="ce7" table:formula="of:=IF([.M34]=&quot;&quot;;&quot;?&quot;;IF([.O34]=&quot;&quot;;&quot;新規&quot;;IF([.M34]=[.O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50" office:value-type="string" calcext:value-type="string">
            <text:p>-</text:p>
          </table:table-cell>
          <table:table-cell table:style-name="ce7" table:formula="of:=IF([.M36]=&quot;&quot;;&quot;?&quot;;IF([.O36]=&quot;&quot;;&quot;新規&quot;;IF([.M36]=[.O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50" office:value-type="string" calcext:value-type="string">
            <text:p>-</text:p>
          </table:table-cell>
          <table:table-cell table:style-name="ce7" table:formula="of:=IF([.M37]=&quot;&quot;;&quot;?&quot;;IF([.O37]=&quot;&quot;;&quot;新規&quot;;IF([.M37]=[.O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50" office:value-type="string" calcext:value-type="string">
            <text:p>-</text:p>
          </table:table-cell>
          <table:table-cell table:style-name="ce7" table:formula="of:=IF([.M38]=&quot;&quot;;&quot;?&quot;;IF([.O38]=&quot;&quot;;&quot;新規&quot;;IF([.M38]=[.O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50" office:value-type="string" calcext:value-type="string">
            <text:p>-</text:p>
          </table:table-cell>
          <table:table-cell table:style-name="ce7" table:formula="of:=IF([.M40]=&quot;&quot;;&quot;?&quot;;IF([.O40]=&quot;&quot;;&quot;新規&quot;;IF([.M40]=[.O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50"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50"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6"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6"/>
        </table:table-row>
        <table:table-row table:style-name="ro24">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6"/>
        </table:table-row>
        <table:table-row table:style-name="ro25">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6"/>
        </table:table-row>
        <table:table-row table:style-name="ro2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51"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6"/>
        </table:table-row>
        <table:table-row table:style-name="ro27">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6">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50" office:value-type="string" calcext:value-type="string">
            <text:p>lockPref("javascript.enabled", true);</text:p>
          </table:table-cell>
          <table:table-cell table:style-name="ce7" table:formula="of:=IF([.M81]=&quot;&quot;;&quot;?&quot;;IF([.O81]=&quot;&quot;;&quot;新規&quot;;IF([.M81]=[.O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6"/>
        </table:table-row>
        <table:table-row table:style-name="ro28">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50" office:value-type="string" calcext:value-type="string">
            <text:p>lockPref("javascript.enabled", false);</text:p>
          </table:table-cell>
          <table:table-cell table:style-name="ce7" table:formula="of:=IF([.M83]=&quot;&quot;;&quot;?&quot;;IF([.O83]=&quot;&quot;;&quot;新規&quot;;IF([.M83]=[.O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6"/>
        </table:table-row>
        <table:table-row table:style-name="ro28">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50" office:value-type="string" calcext:value-type="string">
            <text:p>-</text:p>
          </table:table-cell>
          <table:table-cell table:style-name="ce7" table:formula="of:=IF([.M85]=&quot;&quot;;&quot;?&quot;;IF([.O85]=&quot;&quot;;&quot;新規&quot;;IF([.M85]=[.O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50"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50"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50" office:value-type="string" calcext:value-type="string">
            <text:p>-</text:p>
          </table:table-cell>
          <table:table-cell table:style-name="ce7" table:formula="of:=IF([.M88]=&quot;&quot;;&quot;?&quot;;IF([.O88]=&quot;&quot;;&quot;新規&quot;;IF([.M88]=[.O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6"/>
        </table:table-row>
        <table:table-row table:style-name="ro29">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50" office:value-type="string" calcext:value-type="string">
            <text:p>lockPref("full-screen-api.enabled", true);</text:p>
          </table:table-cell>
          <table:table-cell table:style-name="ce7" table:formula="of:=IF([.M90]=&quot;&quot;;&quot;?&quot;;IF([.O90]=&quot;&quot;;&quot;新規&quot;;IF([.M90]=[.O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50" office:value-type="string" calcext:value-type="string">
            <text:p>lockPref("full-screen-api.enabled", false);</text:p>
          </table:table-cell>
          <table:table-cell table:style-name="ce7" table:formula="of:=IF([.M92]=&quot;&quot;;&quot;?&quot;;IF([.O92]=&quot;&quot;;&quot;新規&quot;;IF([.M92]=[.O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2"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2"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6"/>
        </table:table-row>
        <table:table-row table:style-name="ro30">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6"/>
        </table:table-row>
        <table:table-row table:style-name="ro31">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6"/>
        </table:table-row>
        <table:table-row table:style-name="ro28">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6"/>
        </table:table-row>
        <table:table-row table:style-name="ro28">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6"/>
        </table:table-row>
        <table:table-row table:style-name="ro32">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6"/>
        </table:table-row>
        <table:table-row table:style-name="ro32">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6"/>
        </table:table-row>
        <table:table-row table:style-name="ro32">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6"/>
        </table:table-row>
        <table:table-row table:style-name="ro2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6"/>
        </table:table-row>
        <table:table-row table:style-name="ro2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6"/>
        </table:table-row>
        <table:table-row table:style-name="ro33">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6"/>
        </table:table-row>
        <table:table-row table:style-name="ro34">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6"/>
        </table:table-row>
        <table:table-row table:style-name="ro3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51" office:value-type="string" calcext:value-type="string">
            <text:p>Firefox 31の時点で廃止</text:p>
          </table:table-cell>
          <table:table-cell table:style-name="ce7" table:formula="of:=IF([.M135]=&quot;&quot;;&quot;?&quot;;IF([.O135]=&quot;&quot;;&quot;新規&quot;;IF([.M135]=[.O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6"/>
        </table:table-row>
        <table:table-row table:style-name="ro3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6"/>
        </table:table-row>
        <table:table-row table:style-name="ro40">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6"/>
        </table:table-row>
        <table:table-row table:style-name="ro4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6"/>
        </table:table-row>
        <table:table-row table:style-name="ro3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6"/>
        </table:table-row>
        <table:table-row table:style-name="ro42">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6"/>
        </table:table-row>
        <table:table-row table:style-name="ro40">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50"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51"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51"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50"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50" office:value-type="string" calcext:value-type="string">
            <text:p>-</text:p>
          </table:table-cell>
          <table:table-cell table:style-name="ce7" table:formula="of:=IF([.M166]=&quot;&quot;;&quot;?&quot;;IF([.O166]=&quot;&quot;;&quot;新規&quot;;IF([.M166]=[.O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50" office:value-type="string" calcext:value-type="string">
            <text:p>lockPref("browser.search.geoip.url", "");</text:p>
          </table:table-cell>
          <table:table-cell table:style-name="ce7" table:formula="of:=IF([.M167]=&quot;&quot;;&quot;?&quot;;IF([.O167]=&quot;&quot;;&quot;新規&quot;;IF([.M167]=[.O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6"/>
        </table:table-row>
        <table:table-row table:style-name="ro43">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6"/>
        </table:table-row>
        <table:table-row table:style-name="ro44">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50" office:value-type="string" calcext:value-type="string">
            <text:p>-</text:p>
          </table:table-cell>
          <table:table-cell table:style-name="ce7" table:formula="of:=IF([.M174]=&quot;&quot;;&quot;?&quot;;IF([.O174]=&quot;&quot;;&quot;新規&quot;;IF([.M174]=[.O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6"/>
        </table:table-row>
        <table:table-row table:style-name="ro2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6"/>
        </table:table-row>
        <table:table-row table:style-name="ro45">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6"/>
        </table:table-row>
        <table:table-row table:style-name="ro3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2"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3"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5"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6"/>
        </table:table-row>
        <table:table-row table:style-name="ro4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6"/>
        </table:table-row>
        <table:table-row table:style-name="ro4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50"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6"/>
        </table:table-row>
        <table:table-row table:style-name="ro4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6"/>
        </table:table-row>
        <table:table-row table:style-name="ro5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M195]=&quot;&quot;;&quot;?&quot;;IF([.O195]=&quot;&quot;;&quot;新規&quot;;IF([.M195]=[.O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6"/>
        </table:table-row>
        <table:table-row table:style-name="ro5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50" office:value-type="string" calcext:value-type="string">
            <text:p>-</text:p>
          </table:table-cell>
          <table:table-cell table:style-name="ce7" table:formula="of:=IF([.M197]=&quot;&quot;;&quot;?&quot;;IF([.O197]=&quot;&quot;;&quot;新規&quot;;IF([.M197]=[.O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50" office:value-type="string" calcext:value-type="string">
            <text:p>-</text:p>
          </table:table-cell>
          <table:table-cell table:style-name="ce7" table:formula="of:=IF([.M198]=&quot;&quot;;&quot;?&quot;;IF([.O198]=&quot;&quot;;&quot;新規&quot;;IF([.M198]=[.O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50"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02]=&quot;&quot;;&quot;?&quot;;IF([.M202]=&quot;&quot;;&quot;新規&quot;;IF([.K202]=[.M202];&quot;&quot;;&quot;変更あり&quot;)))">
            <text:p/>
          </table:table-cell>
          <table:table-cell table:style-name="ce41" office:value-type="string" calcext:value-type="string">
            <text:p>-</text:p>
          </table:table-cell>
          <table:table-cell table:style-name="ce7" table:formula="of:=IF([.M202]=&quot;&quot;;&quot;?&quot;;IF([.O202]=&quot;&quot;;&quot;新規&quot;;IF([.M202]=[.O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50"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50"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206]=&quot;&quot;;&quot;?&quot;;IF([.M206]=&quot;&quot;;&quot;新規&quot;;IF([.K206]=[.M206];&quot;&quot;;&quot;変更あり&quot;)))">
            <text:p/>
          </table:table-cell>
          <table:table-cell table:style-name="ce41"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1"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6"/>
        </table:table-row>
        <table:table-row table:style-name="ro55">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6"/>
        </table:table-row>
        <table:table-row table:style-name="ro55">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6"/>
        </table:table-row>
        <table:table-row table:style-name="ro56">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6"/>
        </table:table-row>
        <table:table-row table:style-name="ro55">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6"/>
        </table:table-row>
        <table:table-row table:style-name="ro55">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5]=&quot;&quot;;&quot;?&quot;;IF([.M215]=&quot;&quot;;&quot;新規&quot;;IF([.K215]=[.M215];&quot;&quot;;&quot;変更あり&quot;)))">
            <text:p/>
          </table:table-cell>
          <table:table-cell table:style-name="ce41"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6"/>
        </table:table-row>
        <table:table-row table:style-name="ro55">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6"/>
        </table:table-row>
        <table:table-row table:style-name="ro55">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7]=&quot;&quot;;&quot;?&quot;;IF([.M217]=&quot;&quot;;&quot;新規&quot;;IF([.K217]=[.M217];&quot;&quot;;&quot;変更あり&quot;)))">
            <text:p/>
          </table:table-cell>
          <table:table-cell table:style-name="ce41"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6"/>
        </table:table-row>
        <table:table-row table:style-name="ro55">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1"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6"/>
        </table:table-row>
        <table:table-row table:style-name="ro55">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9]=&quot;&quot;;&quot;?&quot;;IF([.M219]=&quot;&quot;;&quot;新規&quot;;IF([.K219]=[.M219];&quot;&quot;;&quot;変更あり&quot;)))">
            <text:p/>
          </table:table-cell>
          <table:table-cell table:style-name="ce41"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6"/>
        </table:table-row>
        <table:table-row table:style-name="ro55">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1"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6"/>
        </table:table-row>
        <table:table-row table:style-name="ro55">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1"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6"/>
        </table:table-row>
        <table:table-row table:style-name="ro5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50" office:value-type="string" calcext:value-type="string">
            <text:p>-</text:p>
          </table:table-cell>
          <table:table-cell table:style-name="ce7" table:formula="of:=IF([.M227]=&quot;&quot;;&quot;?&quot;;IF([.O227]=&quot;&quot;;&quot;新規&quot;;IF([.M227]=[.O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50"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6"/>
        </table:table-row>
        <table:table-row table:style-name="ro58">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6"/>
        </table:table-row>
        <table:table-row table:style-name="ro27">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6"/>
        </table:table-row>
        <table:table-row table:style-name="ro59">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6"/>
        </table:table-row>
        <table:table-row table:style-name="ro4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6"/>
        </table:table-row>
        <table:table-row table:style-name="ro30">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M244]=&quot;&quot;;&quot;?&quot;;IF([.O244]=&quot;&quot;;&quot;新規&quot;;IF([.M244]=[.O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6"/>
        </table:table-row>
        <table:table-row table:style-name="ro5">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36"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43" office:value-type="string" calcext:value-type="string">
            <text:p>-</text:p>
          </table:table-cell>
          <table:table-cell table:style-name="ce10" office:value-type="string" calcext:value-type="string">
            <text:p>-</text:p>
          </table:table-cell>
          <table:table-cell table:style-name="ce10" table:formula="of:=IF([.K246]=&quot;&quot;;&quot;?&quot;;IF([.M246]=&quot;&quot;;&quot;新規&quot;;IF([.K246]=[.M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6"/>
        </table:table-row>
        <table:table-row table:style-name="ro6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43" office:value-type="string" calcext:value-type="string">
            <text:p>MCDで設定を反映する</text:p>
          </table:table-cell>
          <table:table-cell table:style-name="ce10" office:value-type="string" calcext:value-type="string">
            <text:p>lockPref("sanity-test.running", true);</text:p>
          </table:table-cell>
          <table:table-cell table:style-name="ce10" table:formula="of:=IF([.K247]=&quot;&quot;;&quot;?&quot;;IF([.M247]=&quot;&quot;;&quot;新規&quot;;IF([.K247]=[.M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6"/>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6"/>
        </table:table-row>
        <table:table-row table:style-name="ro6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9]=&quot;&quot;;&quot;?&quot;;IF([.M249]=&quot;&quot;;&quot;新規&quot;;IF([.K249]=[.M249];&quot;&quot;;&quot;変更あり&quot;)))">
            <text:p/>
          </table:table-cell>
          <table:table-cell table:style-name="ce4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9]=&quot;&quot;;&quot;?&quot;;IF([.O249]=&quot;&quot;;&quot;新規&quot;;IF([.M249]=[.O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6"/>
        </table:table-row>
        <table:table-row table:style-name="ro3">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6"/>
        </table:table-row>
        <table:table-row table:style-name="ro36">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5"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51]=&quot;&quot;;&quot;?&quot;;IF([.M251]=&quot;&quot;;&quot;新規&quot;;IF([.K251]=[.M251];&quot;&quot;;&quot;変更あり&quot;)))">
            <text:p/>
          </table:table-cell>
          <table:table-cell table:style-name="ce45"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51]=&quot;&quot;;&quot;?&quot;;IF([.O251]=&quot;&quot;;&quot;新規&quot;;IF([.M251]=[.O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7" table:formula="of:=IF([.M253]=&quot;&quot;;&quot;?&quot;;IF([.O253]=&quot;&quot;;&quot;新規&quot;;IF([.M253]=[.O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4]=&quot;&quot;;&quot;?&quot;;IF([.M254]=&quot;&quot;;&quot;新規&quot;;IF([.K254]=[.M254];&quot;&quot;;&quot;変更あり&quot;)))">
            <text:p/>
          </table:table-cell>
          <table:table-cell table:style-name="ce8" office:value-type="string" calcext:value-type="string">
            <text:p>-</text:p>
          </table:table-cell>
          <table:table-cell table:style-name="ce7" table:formula="of:=IF([.M254]=&quot;&quot;;&quot;?&quot;;IF([.O254]=&quot;&quot;;&quot;新規&quot;;IF([.M254]=[.O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6"/>
        </table:table-row>
        <table:table-row table:style-name="ro6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5]=&quot;&quot;;&quot;?&quot;;IF([.M255]=&quot;&quot;;&quot;新規&quot;;IF([.K255]=[.M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5]=&quot;&quot;;&quot;?&quot;;IF([.O255]=&quot;&quot;;&quot;新規&quot;;IF([.M255]=[.O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6"/>
        </table:table-row>
        <table:table-row table:style-name="ro6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6]=&quot;&quot;;&quot;?&quot;;IF([.O256]=&quot;&quot;;&quot;新規&quot;;IF([.M256]=[.O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6"/>
        </table:table-row>
        <table:table-row table:style-name="ro2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7]=&quot;&quot;;&quot;?&quot;;IF([.O257]=&quot;&quot;;&quot;新規&quot;;IF([.M257]=[.O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6"/>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8]=&quot;&quot;;&quot;?&quot;;IF([.M258]=&quot;&quot;;&quot;新規&quot;;IF([.K258]=[.M258];&quot;&quot;;&quot;変更あり&quot;)))">
            <text:p/>
          </table:table-cell>
          <table:table-cell table:style-name="ce8" office:value-type="string" calcext:value-type="string">
            <text:p>-</text:p>
          </table:table-cell>
          <table:table-cell table:style-name="ce7" table:formula="of:=IF([.M258]=&quot;&quot;;&quot;?&quot;;IF([.O258]=&quot;&quot;;&quot;新規&quot;;IF([.M258]=[.O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7" table:formula="of:=IF([.M259]=&quot;&quot;;&quot;?&quot;;IF([.O259]=&quot;&quot;;&quot;新規&quot;;IF([.M259]=[.O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6"/>
        </table:table-row>
        <table:table-row table:style-name="ro7">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7" table:formula="of:=IF([.M260]=&quot;&quot;;&quot;?&quot;;IF([.O260]=&quot;&quot;;&quot;新規&quot;;IF([.M260]=[.O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6"/>
        </table:table-row>
        <table:table-row table:style-name="ro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8" office:value-type="string" calcext:value-type="string">
            <text:p>lockPref("browser.download.useDownloadDir", false);</text:p>
          </table:table-cell>
          <table:table-cell table:style-name="ce10" table:formula="of:=IF([.K261]=&quot;&quot;;&quot;?&quot;;IF([.M261]=&quot;&quot;;&quot;新規&quot;;IF([.K261]=[.M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6"/>
        </table:table-row>
        <table:table-row table:style-name="ro6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7" table:formula="of:=IF([.M262]=&quot;&quot;;&quot;?&quot;;IF([.O262]=&quot;&quot;;&quot;新規&quot;;IF([.M262]=[.O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6"/>
        </table:table-row>
        <table:table-row table:style-name="ro66">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7" table:formula="of:=IF([.M263]=&quot;&quot;;&quot;?&quot;;IF([.O263]=&quot;&quot;;&quot;新規&quot;;IF([.M263]=[.O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6"/>
        </table:table-row>
        <table:table-row table:style-name="ro3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6"/>
        </table:table-row>
        <table:table-row table:style-name="ro6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7" table:formula="of:=IF([.M265]=&quot;&quot;;&quot;?&quot;;IF([.O265]=&quot;&quot;;&quot;新規&quot;;IF([.M265]=[.O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6"/>
        </table:table-row>
        <table:table-row table:style-name="ro6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7" table:formula="of:=IF([.M266]=&quot;&quot;;&quot;?&quot;;IF([.O266]=&quot;&quot;;&quot;新規&quot;;IF([.M266]=[.O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6"/>
        </table:table-row>
        <table:table-row table:style-name="ro20">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7]=&quot;&quot;;&quot;?&quot;;IF([.O267]=&quot;&quot;;&quot;新規&quot;;IF([.M267]=[.O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6"/>
        </table:table-row>
        <table:table-row table:style-name="ro67">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7" table:formula="of:=IF([.M268]=&quot;&quot;;&quot;?&quot;;IF([.O268]=&quot;&quot;;&quot;新規&quot;;IF([.M268]=[.O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6"/>
        </table:table-row>
        <table:table-row table:style-name="ro68">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7" table:formula="of:=IF([.M269]=&quot;&quot;;&quot;?&quot;;IF([.O269]=&quot;&quot;;&quot;新規&quot;;IF([.M269]=[.O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6"/>
        </table:table-row>
        <table:table-row table:style-name="ro36">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70]=&quot;&quot;;&quot;?&quot;;IF([.O270]=&quot;&quot;;&quot;新規&quot;;IF([.M270]=[.O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6"/>
        </table:table-row>
        <table:table-row table:style-name="ro6">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1]=&quot;&quot;;&quot;?&quot;;IF([.M271]=&quot;&quot;;&quot;新規&quot;;IF([.K271]=[.M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M271]=&quot;&quot;;&quot;?&quot;;IF([.O271]=&quot;&quot;;&quot;新規&quot;;IF([.M271]=[.O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6"/>
        </table:table-row>
        <table:table-row table:style-name="ro7">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2]=&quot;&quot;;&quot;?&quot;;IF([.M272]=&quot;&quot;;&quot;新規&quot;;IF([.K272]=[.M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M272]=&quot;&quot;;&quot;?&quot;;IF([.O272]=&quot;&quot;;&quot;新規&quot;;IF([.M272]=[.O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6"/>
        </table:table-row>
        <table:table-row table:style-name="ro3">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3]=&quot;&quot;;&quot;?&quot;;IF([.M273]=&quot;&quot;;&quot;新規&quot;;IF([.K273]=[.M273];&quot;&quot;;&quot;変更あり&quot;)))">
            <text:p/>
          </table:table-cell>
          <table:table-cell table:style-name="ce7" office:value-type="string" calcext:value-type="string">
            <text:p>-</text:p>
          </table:table-cell>
          <table:table-cell table:style-name="ce7" table:formula="of:=IF([.M273]=&quot;&quot;;&quot;?&quot;;IF([.O273]=&quot;&quot;;&quot;新規&quot;;IF([.M273]=[.O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6"/>
        </table:table-row>
        <table:table-row table:style-name="ro40">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4]=&quot;&quot;;&quot;?&quot;;IF([.O274]=&quot;&quot;;&quot;新規&quot;;IF([.M274]=[.O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5]=&quot;&quot;;&quot;?&quot;;IF([.M275]=&quot;&quot;;&quot;新規&quot;;IF([.K275]=[.M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6"/>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6]=&quot;&quot;;&quot;?&quot;;IF([.M276]=&quot;&quot;;&quot;新規&quot;;IF([.K276]=[.M276];&quot;&quot;;&quot;変更あり&quot;)))">
            <text:p/>
          </table:table-cell>
          <table:table-cell table:style-name="ce50" office:value-type="string" calcext:value-type="string">
            <text:p>-</text:p>
          </table:table-cell>
          <table:table-cell table:style-name="ce7" table:formula="of:=IF([.M276]=&quot;&quot;;&quot;?&quot;;IF([.O276]=&quot;&quot;;&quot;新規&quot;;IF([.M276]=[.O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6"/>
        </table:table-row>
        <table:table-row table:style-name="ro5">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7]=&quot;&quot;;&quot;?&quot;;IF([.M277]=&quot;&quot;;&quot;新規&quot;;IF([.K277]=[.M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M277]=&quot;&quot;;&quot;?&quot;;IF([.O277]=&quot;&quot;;&quot;新規&quot;;IF([.M277]=[.O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6"/>
        </table:table-row>
        <table:table-row table:style-name="ro3">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6"/>
        </table:table-row>
        <table:table-row table:style-name="ro6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6"/>
        </table:table-row>
        <table:table-row table:style-name="ro6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80]=&quot;&quot;;&quot;?&quot;;IF([.M280]=&quot;&quot;;&quot;新規&quot;;IF([.K280]=[.M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6"/>
        </table:table-row>
        <table:table-row table:style-name="ro6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81]=&quot;&quot;;&quot;?&quot;;IF([.O281]=&quot;&quot;;&quot;新規&quot;;IF([.M281]=[.O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6"/>
        </table:table-row>
        <table:table-row table:style-name="ro7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2]=&quot;&quot;;&quot;?&quot;;IF([.M282]=&quot;&quot;;&quot;新規&quot;;IF([.K282]=[.M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2]=&quot;&quot;;&quot;?&quot;;IF([.O282]=&quot;&quot;;&quot;新規&quot;;IF([.M282]=[.O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6"/>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3]=&quot;&quot;;&quot;?&quot;;IF([.M283]=&quot;&quot;;&quot;新規&quot;;IF([.K283]=[.M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6"/>
        </table:table-row>
        <table:table-row table:style-name="ro1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4]=&quot;&quot;;&quot;?&quot;;IF([.M284]=&quot;&quot;;&quot;新規&quot;;IF([.K284]=[.M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5]=&quot;&quot;;&quot;?&quot;;IF([.M285]=&quot;&quot;;&quot;新規&quot;;IF([.K285]=[.M285];&quot;&quot;;&quot;変更あり&quot;)))">
            <text:p/>
          </table:table-cell>
          <table:table-cell table:style-name="ce50" office:value-type="string" calcext:value-type="string">
            <text:p>-</text:p>
          </table:table-cell>
          <table:table-cell table:style-name="ce7" table:formula="of:=IF([.M285]=&quot;&quot;;&quot;?&quot;;IF([.O285]=&quot;&quot;;&quot;新規&quot;;IF([.M285]=[.O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6"/>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6]=&quot;&quot;;&quot;?&quot;;IF([.M286]=&quot;&quot;;&quot;新規&quot;;IF([.K286]=[.M286];&quot;&quot;;&quot;変更あり&quot;)))">
            <text:p/>
          </table:table-cell>
          <table:table-cell table:style-name="ce50" office:value-type="string" calcext:value-type="string">
            <text:p>lockPref("browser.newtab.preload", false);</text:p>
          </table:table-cell>
          <table:table-cell table:style-name="ce7" table:formula="of:=IF([.M286]=&quot;&quot;;&quot;?&quot;;IF([.O286]=&quot;&quot;;&quot;新規&quot;;IF([.M286]=[.O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6"/>
        </table:table-row>
        <table:table-row table:style-name="ro7">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7" table:formula="of:=IF([.M287]=&quot;&quot;;&quot;?&quot;;IF([.O287]=&quot;&quot;;&quot;新規&quot;;IF([.M287]=[.O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6"/>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8]=&quot;&quot;;&quot;?&quot;;IF([.M288]=&quot;&quot;;&quot;新規&quot;;IF([.K288]=[.M288];&quot;&quot;;&quot;変更あり&quot;)))">
            <text:p/>
          </table:table-cell>
          <table:table-cell table:style-name="ce8" office:value-type="string" calcext:value-type="string">
            <text:p>-</text:p>
          </table:table-cell>
          <table:table-cell table:style-name="ce7" table:formula="of:=IF([.M288]=&quot;&quot;;&quot;?&quot;;IF([.O288]=&quot;&quot;;&quot;新規&quot;;IF([.M288]=[.O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7" table:formula="of:=IF([.M289]=&quot;&quot;;&quot;?&quot;;IF([.O289]=&quot;&quot;;&quot;新規&quot;;IF([.M289]=[.O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6"/>
        </table:table-row>
        <table:table-row table:style-name="ro3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90]=&quot;&quot;;&quot;?&quot;;IF([.O290]=&quot;&quot;;&quot;新規&quot;;IF([.M290]=[.O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6"/>
        </table:table-row>
        <table:table-row table:style-name="ro7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91]=&quot;&quot;;&quot;?&quot;;IF([.M291]=&quot;&quot;;&quot;新規&quot;;IF([.K291]=[.M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91]=&quot;&quot;;&quot;?&quot;;IF([.O291]=&quot;&quot;;&quot;新規&quot;;IF([.M291]=[.O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6"/>
        </table:table-row>
        <table:table-row table:style-name="ro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7" table:formula="of:=IF([.M292]=&quot;&quot;;&quot;?&quot;;IF([.O292]=&quot;&quot;;&quot;新規&quot;;IF([.M292]=[.O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7" table:formula="of:=IF([.M293]=&quot;&quot;;&quot;?&quot;;IF([.O293]=&quot;&quot;;&quot;新規&quot;;IF([.M293]=[.O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6"/>
        </table:table-row>
        <table:table-row table:style-name="ro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4]=&quot;&quot;;&quot;?&quot;;IF([.M294]=&quot;&quot;;&quot;新規&quot;;IF([.K294]=[.M294];&quot;&quot;;&quot;変更あり&quot;)))">
            <text:p/>
          </table:table-cell>
          <table:table-cell table:style-name="ce51" office:value-type="string" calcext:value-type="string">
            <text:p>Firefox 39時点で廃止</text:p>
          </table:table-cell>
          <table:table-cell table:style-name="ce7" table:formula="of:=IF([.M294]=&quot;&quot;;&quot;?&quot;;IF([.O294]=&quot;&quot;;&quot;新規&quot;;IF([.M294]=[.O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6"/>
        </table:table-row>
        <table:table-row table:style-name="ro3">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5]=&quot;&quot;;&quot;?&quot;;IF([.M295]=&quot;&quot;;&quot;新規&quot;;IF([.K295]=[.M295];&quot;&quot;;&quot;変更あり&quot;)))">
            <text:p/>
          </table:table-cell>
          <table:table-cell table:style-name="ce51" office:value-type="string" calcext:value-type="string">
            <text:p>Firefox 39時点で廃止</text:p>
          </table:table-cell>
          <table:table-cell table:style-name="ce7" table:formula="of:=IF([.M295]=&quot;&quot;;&quot;?&quot;;IF([.O295]=&quot;&quot;;&quot;新規&quot;;IF([.M295]=[.O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6"/>
        </table:table-row>
        <table:table-row table:style-name="ro23">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6]=&quot;&quot;;&quot;?&quot;;IF([.M296]=&quot;&quot;;&quot;新規&quot;;IF([.K296]=[.M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6]=&quot;&quot;;&quot;?&quot;;IF([.O296]=&quot;&quot;;&quot;新規&quot;;IF([.M296]=[.O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6"/>
        </table:table-row>
        <table:table-row table:style-name="ro28">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7]=&quot;&quot;;&quot;?&quot;;IF([.M297]=&quot;&quot;;&quot;新規&quot;;IF([.K297]=[.M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7]=&quot;&quot;;&quot;?&quot;;IF([.O297]=&quot;&quot;;&quot;新規&quot;;IF([.M297]=[.O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6"/>
        </table:table-row>
        <table:table-row table:style-name="ro72">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8]=&quot;&quot;;&quot;?&quot;;IF([.M298]=&quot;&quot;;&quot;新規&quot;;IF([.K298]=[.M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8]=&quot;&quot;;&quot;?&quot;;IF([.O298]=&quot;&quot;;&quot;新規&quot;;IF([.M298]=[.O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7" table:formula="of:=IF([.M300]=&quot;&quot;;&quot;?&quot;;IF([.O300]=&quot;&quot;;&quot;新規&quot;;IF([.M300]=[.O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6"/>
        </table:table-row>
        <table:table-row table:style-name="ro7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2]=&quot;&quot;;&quot;?&quot;;IF([.O302]=&quot;&quot;;&quot;新規&quot;;IF([.M302]=[.O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7" table:formula="of:=IF([.M304]=&quot;&quot;;&quot;?&quot;;IF([.O304]=&quot;&quot;;&quot;新規&quot;;IF([.M304]=[.O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6"/>
        </table:table-row>
        <table:table-row table:style-name="ro7">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5]=&quot;&quot;;&quot;?&quot;;IF([.O305]=&quot;&quot;;&quot;新規&quot;;IF([.M305]=[.O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6" office:value-type="string" calcext:value-type="string">
            <text:p>-</text:p>
          </table:table-cell>
          <table:table-cell table:style-name="ce10" table:formula="of:=IF([.K306]=&quot;&quot;;&quot;?&quot;;IF([.M306]=&quot;&quot;;&quot;新規&quot;;IF([.K306]=[.M306];&quot;&quot;;&quot;変更あり&quot;)))">
            <text:p/>
          </table:table-cell>
          <table:table-cell table:style-name="ce46" office:value-type="string" calcext:value-type="string">
            <text:p>-</text:p>
          </table:table-cell>
          <table:table-cell table:style-name="ce7" table:formula="of:=IF([.M306]=&quot;&quot;;&quot;?&quot;;IF([.O306]=&quot;&quot;;&quot;新規&quot;;IF([.M306]=[.O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7" table:formula="of:=IF([.M308]=&quot;&quot;;&quot;?&quot;;IF([.O308]=&quot;&quot;;&quot;新規&quot;;IF([.M308]=[.O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6"/>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7" table:formula="of:=IF([.M310]=&quot;&quot;;&quot;?&quot;;IF([.O310]=&quot;&quot;;&quot;新規&quot;;IF([.M310]=[.O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6"/>
        </table:table-row>
        <table:table-row table:style-name="ro7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7" table:formula="of:=IF([.M312]=&quot;&quot;;&quot;?&quot;;IF([.O312]=&quot;&quot;;&quot;新規&quot;;IF([.M312]=[.O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6"/>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6"/>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6"/>
        </table:table-row>
        <table:table-row table:style-name="ro5">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6"/>
        </table:table-row>
        <table:table-row table:style-name="ro6">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20]=&quot;&quot;;&quot;?&quot;;IF([.M320]=&quot;&quot;;&quot;新規&quot;;IF([.K320]=[.M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38" office:value-type="string" calcext:value-type="string">
            <text:p>lockPref("network.http.pipelining.maxrequests", 8);</text:p>
          </table:table-cell>
          <table:table-cell table:style-name="ce10" table:formula="of:=IF([.K321]=&quot;&quot;;&quot;?&quot;;IF([.M321]=&quot;&quot;;&quot;新規&quot;;IF([.K321]=[.M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6"/>
        </table:table-row>
        <table:table-row table:style-name="ro7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2]=&quot;&quot;;&quot;?&quot;;IF([.O322]=&quot;&quot;;&quot;新規&quot;;IF([.M322]=[.O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3]=&quot;&quot;;&quot;?&quot;;IF([.M323]=&quot;&quot;;&quot;新規&quot;;IF([.K323]=[.M323];&quot;&quot;;&quot;変更あり&quot;)))">
            <text:p/>
          </table:table-cell>
          <table:table-cell table:style-name="ce8" office:value-type="string" calcext:value-type="string">
            <text:p>-</text:p>
          </table:table-cell>
          <table:table-cell table:style-name="ce7" table:formula="of:=IF([.M323]=&quot;&quot;;&quot;?&quot;;IF([.O323]=&quot;&quot;;&quot;新規&quot;;IF([.M323]=[.O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6"/>
        </table:table-row>
        <table:table-row table:style-name="ro7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4]=&quot;&quot;;&quot;?&quot;;IF([.M324]=&quot;&quot;;&quot;新規&quot;;IF([.K324]=[.M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4]=&quot;&quot;;&quot;?&quot;;IF([.O324]=&quot;&quot;;&quot;新規&quot;;IF([.M324]=[.O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7" table:formula="of:=IF([.M325]=&quot;&quot;;&quot;?&quot;;IF([.O325]=&quot;&quot;;&quot;新規&quot;;IF([.M325]=[.O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6"/>
        </table:table-row>
        <table:table-row table:style-name="ro23">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6]=&quot;&quot;;&quot;?&quot;;IF([.M326]=&quot;&quot;;&quot;新規&quot;;IF([.K326]=[.M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M326]=&quot;&quot;;&quot;?&quot;;IF([.O326]=&quot;&quot;;&quot;新規&quot;;IF([.M326]=[.O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6"/>
        </table:table-row>
        <table:table-row table:style-name="ro3">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7" table:formula="of:=IF([.M327]=&quot;&quot;;&quot;?&quot;;IF([.O327]=&quot;&quot;;&quot;新規&quot;;IF([.M327]=[.O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6"/>
        </table:table-row>
        <table:table-row table:style-name="ro7">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7" table:formula="of:=IF([.M328]=&quot;&quot;;&quot;?&quot;;IF([.O328]=&quot;&quot;;&quot;新規&quot;;IF([.M328]=[.O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9]=&quot;&quot;;&quot;?&quot;;IF([.M329]=&quot;&quot;;&quot;新規&quot;;IF([.K329]=[.M329];&quot;&quot;;&quot;変更あり&quot;)))">
            <text:p/>
          </table:table-cell>
          <table:table-cell table:style-name="ce50" office:value-type="string" calcext:value-type="string">
            <text:p>-</text:p>
          </table:table-cell>
          <table:table-cell table:style-name="ce7" table:formula="of:=IF([.M329]=&quot;&quot;;&quot;?&quot;;IF([.O329]=&quot;&quot;;&quot;新規&quot;;IF([.M329]=[.O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6"/>
        </table:table-row>
        <table:table-row table:style-name="ro6">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30]=&quot;&quot;;&quot;?&quot;;IF([.M330]=&quot;&quot;;&quot;新規&quot;;IF([.K330]=[.M330];&quot;&quot;;&quot;変更あり&quot;)))">
            <text:p/>
          </table:table-cell>
          <table:table-cell table:style-name="ce50" office:value-type="string" calcext:value-type="string">
            <text:p>Firefox-setup.ini:</text:p>
            <text:p>MaintenanceService=false</text:p>
            <text:p/>
            <text:p>MCD:</text:p>
            <text:p><text:span text:style-name="T6">lockPref("app.update.service.enabled", false);</text:span></text:p>
          </table:table-cell>
          <table:table-cell table:style-name="ce7" table:formula="of:=IF([.M330]=&quot;&quot;;&quot;?&quot;;IF([.O330]=&quot;&quot;;&quot;新規&quot;;IF([.M330]=[.O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31]=&quot;&quot;;&quot;?&quot;;IF([.M331]=&quot;&quot;;&quot;新規&quot;;IF([.K331]=[.M331];&quot;&quot;;&quot;変更あり&quot;)))">
            <text:p/>
          </table:table-cell>
          <table:table-cell table:style-name="ce50" office:value-type="string" calcext:value-type="string">
            <text:p>lockPref("lightweightThemes.update.enabled", true);</text:p>
          </table:table-cell>
          <table:table-cell table:style-name="ce7" table:formula="of:=IF([.M331]=&quot;&quot;;&quot;?&quot;;IF([.O331]=&quot;&quot;;&quot;新規&quot;;IF([.M331]=[.O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2]=&quot;&quot;;&quot;?&quot;;IF([.M332]=&quot;&quot;;&quot;新規&quot;;IF([.K332]=[.M332];&quot;&quot;;&quot;変更あり&quot;)))">
            <text:p/>
          </table:table-cell>
          <table:table-cell table:style-name="ce50" office:value-type="string" calcext:value-type="string">
            <text:p>lockPref("lightweightThemes.update.enabled", false);</text:p>
          </table:table-cell>
          <table:table-cell table:style-name="ce7" table:formula="of:=IF([.M332]=&quot;&quot;;&quot;?&quot;;IF([.O332]=&quot;&quot;;&quot;新規&quot;;IF([.M332]=[.O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3]=&quot;&quot;;&quot;?&quot;;IF([.O333]=&quot;&quot;;&quot;新規&quot;;IF([.M333]=[.O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6"/>
        </table:table-row>
        <table:table-row table:style-name="ro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7" table:formula="of:=IF([.M334]=&quot;&quot;;&quot;?&quot;;IF([.O334]=&quot;&quot;;&quot;新規&quot;;IF([.M334]=[.O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6"/>
        </table:table-row>
        <table:table-row table:style-name="ro7">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5]=&quot;&quot;;&quot;?&quot;;IF([.M335]=&quot;&quot;;&quot;新規&quot;;IF([.K335]=[.M335];&quot;&quot;;&quot;変更あり&quot;)))">
            <text:p/>
          </table:table-cell>
          <table:table-cell table:style-name="ce50" office:value-type="string" calcext:value-type="string">
            <text:p>lockPref("accessibility.browsewithcaret_shortcut.enabled", true);</text:p>
          </table:table-cell>
          <table:table-cell table:style-name="ce7" table:formula="of:=IF([.M335]=&quot;&quot;;&quot;?&quot;;IF([.O335]=&quot;&quot;;&quot;新規&quot;;IF([.M335]=[.O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6"/>
        </table:table-row>
        <table:table-row table:style-name="ro7">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6]=&quot;&quot;;&quot;?&quot;;IF([.M336]=&quot;&quot;;&quot;新規&quot;;IF([.K336]=[.M336];&quot;&quot;;&quot;変更あり&quot;)))">
            <text:p/>
          </table:table-cell>
          <table:table-cell table:style-name="ce50" office:value-type="string" calcext:value-type="string">
            <text:p>lockPref("accessibility.browsewithcaret_shortcut.enabled", false);</text:p>
          </table:table-cell>
          <table:table-cell table:style-name="ce7" table:formula="of:=IF([.M336]=&quot;&quot;;&quot;?&quot;;IF([.O336]=&quot;&quot;;&quot;新規&quot;;IF([.M336]=[.O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6"/>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7]=&quot;&quot;;&quot;?&quot;;IF([.M337]=&quot;&quot;;&quot;新規&quot;;IF([.K337]=[.M337];&quot;&quot;;&quot;変更あり&quot;)))">
            <text:p/>
          </table:table-cell>
          <table:table-cell table:style-name="ce8" office:value-type="string" calcext:value-type="string">
            <text:p>-</text:p>
          </table:table-cell>
          <table:table-cell table:style-name="ce7" table:formula="of:=IF([.M337]=&quot;&quot;;&quot;?&quot;;IF([.O337]=&quot;&quot;;&quot;新規&quot;;IF([.M337]=[.O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6"/>
        </table:table-row>
        <table:table-row table:style-name="ro20">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8]=&quot;&quot;;&quot;?&quot;;IF([.M338]=&quot;&quot;;&quot;新規&quot;;IF([.K338]=[.M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6"/>
        </table:table-row>
        <table:table-row table:style-name="ro77">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9]=&quot;&quot;;&quot;?&quot;;IF([.M339]=&quot;&quot;;&quot;新規&quot;;IF([.K339]=[.M339];&quot;&quot;;&quot;変更あり&quot;)))">
            <text:p/>
          </table:table-cell>
          <table:table-cell table:style-name="ce5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9]=&quot;&quot;;&quot;?&quot;;IF([.O339]=&quot;&quot;;&quot;新規&quot;;IF([.M339]=[.O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6"/>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40]=&quot;&quot;;&quot;?&quot;;IF([.M340]=&quot;&quot;;&quot;新規&quot;;IF([.K340]=[.M340];&quot;&quot;;&quot;変更あり&quot;)))">
            <text:p/>
          </table:table-cell>
          <table:table-cell table:style-name="ce52" office:value-type="string" calcext:value-type="string">
            <text:p>-</text:p>
          </table:table-cell>
          <table:table-cell table:style-name="ce7" table:formula="of:=IF([.M340]=&quot;&quot;;&quot;?&quot;;IF([.O340]=&quot;&quot;;&quot;新規&quot;;IF([.M340]=[.O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6"/>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7" table:formula="of:=IF([.M344]=&quot;&quot;;&quot;?&quot;;IF([.O344]=&quot;&quot;;&quot;新規&quot;;IF([.M344]=[.O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6"/>
        </table:table-row>
        <table:table-row table:style-name="ro78">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5]=&quot;&quot;;&quot;?&quot;;IF([.M345]=&quot;&quot;;&quot;新規&quot;;IF([.K345]=[.M345];&quot;&quot;;&quot;変更あり&quot;)))">
            <text:p/>
          </table:table-cell>
          <table:table-cell table:style-name="ce50" office:value-type="string" calcext:value-type="string">
            <text:p>lockPref("dom.successive_dialog_time_limit", 0);</text:p>
          </table:table-cell>
          <table:table-cell table:style-name="ce7" table:formula="of:=IF([.M345]=&quot;&quot;;&quot;?&quot;;IF([.O345]=&quot;&quot;;&quot;新規&quot;;IF([.M345]=[.O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6]=&quot;&quot;;&quot;?&quot;;IF([.M346]=&quot;&quot;;&quot;新規&quot;;IF([.K346]=[.M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M346]=&quot;&quot;;&quot;?&quot;;IF([.O346]=&quot;&quot;;&quot;新規&quot;;IF([.M346]=[.O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6"/>
        </table:table-row>
        <table:table-row table:style-name="ro57">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7]=&quot;&quot;;&quot;?&quot;;IF([.M347]=&quot;&quot;;&quot;新規&quot;;IF([.K347]=[.M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M347]=&quot;&quot;;&quot;?&quot;;IF([.O347]=&quot;&quot;;&quot;新規&quot;;IF([.M347]=[.O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6"/>
        </table:table-row>
        <table:table-row table:style-name="ro5">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2">clearPref("extensions.autopermission.sites.(site).lastValue");</text:span></text:p>
          </table:table-cell>
          <table:table-cell table:style-name="ce7" table:formula="of:=IF([.M348]=&quot;&quot;;&quot;?&quot;;IF([.O348]=&quot;&quot;;&quot;新規&quot;;IF([.M348]=[.O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6"/>
        </table:table-row>
        <table:table-row table:style-name="ro40">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9]=&quot;&quot;;&quot;?&quot;;IF([.O349]=&quot;&quot;;&quot;新規&quot;;IF([.M349]=[.O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6"/>
        </table:table-row>
        <table:table-row table:style-name="ro79">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50]=&quot;&quot;;&quot;?&quot;;IF([.M350]=&quot;&quot;;&quot;新規&quot;;IF([.K350]=[.M350];&quot;&quot;;&quot;変更あり&quot;)))">
            <text:p/>
          </table:table-cell>
          <table:table-cell table:style-name="ce50"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50]=&quot;&quot;;&quot;?&quot;;IF([.O350]=&quot;&quot;;&quot;新規&quot;;IF([.M350]=[.O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7" table:formula="of:=IF([.M351]=&quot;&quot;;&quot;?&quot;;IF([.O351]=&quot;&quot;;&quot;新規&quot;;IF([.M351]=[.O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7" table:formula="of:=IF([.M352]=&quot;&quot;;&quot;?&quot;;IF([.O352]=&quot;&quot;;&quot;新規&quot;;IF([.M352]=[.O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6"/>
        </table:table-row>
        <table:table-row table:style-name="ro3">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7" table:formula="of:=IF([.M353]=&quot;&quot;;&quot;?&quot;;IF([.O353]=&quot;&quot;;&quot;新規&quot;;IF([.M353]=[.O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6"/>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5]=&quot;&quot;;&quot;?&quot;;IF([.M355]=&quot;&quot;;&quot;新規&quot;;IF([.K355]=[.M355];&quot;&quot;;&quot;変更あり&quot;)))">
            <text:p/>
          </table:table-cell>
          <table:table-cell table:style-name="ce8" office:value-type="string" calcext:value-type="string">
            <text:p>-</text:p>
          </table:table-cell>
          <table:table-cell table:style-name="ce7" table:formula="of:=IF([.M355]=&quot;&quot;;&quot;?&quot;;IF([.O355]=&quot;&quot;;&quot;新規&quot;;IF([.M355]=[.O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7" table:formula="of:=IF([.M356]=&quot;&quot;;&quot;?&quot;;IF([.O356]=&quot;&quot;;&quot;新規&quot;;IF([.M356]=[.O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6"/>
        </table:table-row>
        <table:table-row table:style-name="ro3">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6" office:value-type="string" calcext:value-type="string">
            <text:p>Firefox 31までの間で廃止</text:p>
          </table:table-cell>
          <table:table-cell table:style-name="ce10" table:formula="of:=IF([.K357]=&quot;&quot;;&quot;?&quot;;IF([.M357]=&quot;&quot;;&quot;新規&quot;;IF([.K357]=[.M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6"/>
        </table:table-row>
        <table:table-row table:style-name="ro3">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6" office:value-type="string" calcext:value-type="string">
            <text:p>// Firefox 31までの間で廃止</text:p>
            <text:p>lockPref("nglayout.events.dispatchLeftClickOnly", true);</text:p>
          </table:table-cell>
          <table:table-cell table:style-name="ce10" table:formula="of:=IF([.K358]=&quot;&quot;;&quot;?&quot;;IF([.M358]=&quot;&quot;;&quot;新規&quot;;IF([.K358]=[.M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6"/>
        </table:table-row>
        <table:table-row table:style-name="ro80">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9]=&quot;&quot;;&quot;?&quot;;IF([.O359]=&quot;&quot;;&quot;新規&quot;;IF([.M359]=[.O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6"/>
        </table:table-row>
        <table:table-row table:style-name="ro81">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60]=&quot;&quot;;&quot;?&quot;;IF([.O360]=&quot;&quot;;&quot;新規&quot;;IF([.M360]=[.O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6"/>
        </table:table-row>
        <table:table-row table:style-name="ro6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61]=&quot;&quot;;&quot;?&quot;;IF([.O361]=&quot;&quot;;&quot;新規&quot;;IF([.M361]=[.O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6"/>
        </table:table-row>
        <table:table-row table:style-name="ro30">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2]=&quot;&quot;;&quot;?&quot;;IF([.O362]=&quot;&quot;;&quot;新規&quot;;IF([.M362]=[.O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6"/>
        </table:table-row>
        <table:table-row table:style-name="ro30">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3]=&quot;&quot;;&quot;?&quot;;IF([.O363]=&quot;&quot;;&quot;新規&quot;;IF([.M363]=[.O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6"/>
        </table:table-row>
        <table:table-row table:style-name="ro30">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4]=&quot;&quot;;&quot;?&quot;;IF([.O364]=&quot;&quot;;&quot;新規&quot;;IF([.M364]=[.O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6"/>
        </table:table-row>
        <table:table-row table:style-name="ro30">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M365]=&quot;&quot;;&quot;?&quot;;IF([.O365]=&quot;&quot;;&quot;新規&quot;;IF([.M365]=[.O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6"/>
        </table:table-row>
        <table:table-row table:style-name="ro30">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M366]=&quot;&quot;;&quot;?&quot;;IF([.O366]=&quot;&quot;;&quot;新規&quot;;IF([.M366]=[.O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6"/>
        </table:table-row>
        <table:table-row table:style-name="ro30">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M367]=&quot;&quot;;&quot;?&quot;;IF([.O367]=&quot;&quot;;&quot;新規&quot;;IF([.M367]=[.O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6"/>
        </table:table-row>
        <table:table-row table:style-name="ro30">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8]=&quot;&quot;;&quot;?&quot;;IF([.O368]=&quot;&quot;;&quot;新規&quot;;IF([.M368]=[.O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6"/>
        </table:table-row>
        <table:table-row table:style-name="ro30">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9]=&quot;&quot;;&quot;?&quot;;IF([.O369]=&quot;&quot;;&quot;新規&quot;;IF([.M369]=[.O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6"/>
        </table:table-row>
        <table:table-row table:style-name="ro30">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70]=&quot;&quot;;&quot;?&quot;;IF([.O370]=&quot;&quot;;&quot;新規&quot;;IF([.M370]=[.O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6"/>
        </table:table-row>
        <table:table-row table:style-name="ro30">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71]=&quot;&quot;;&quot;?&quot;;IF([.O371]=&quot;&quot;;&quot;新規&quot;;IF([.M371]=[.O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6"/>
        </table:table-row>
        <table:table-row table:style-name="ro30">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2]=&quot;&quot;;&quot;?&quot;;IF([.O372]=&quot;&quot;;&quot;新規&quot;;IF([.M372]=[.O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6"/>
        </table:table-row>
        <table:table-row table:style-name="ro30">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3]=&quot;&quot;;&quot;?&quot;;IF([.O373]=&quot;&quot;;&quot;新規&quot;;IF([.M373]=[.O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6"/>
        </table:table-row>
        <table:table-row table:style-name="ro40">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4]=&quot;&quot;;&quot;?&quot;;IF([.O374]=&quot;&quot;;&quot;新規&quot;;IF([.M374]=[.O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6"/>
        </table:table-row>
        <table:table-row table:style-name="ro40">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5]=&quot;&quot;;&quot;?&quot;;IF([.O375]=&quot;&quot;;&quot;新規&quot;;IF([.M375]=[.O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6"/>
        </table:table-row>
        <table:table-row table:style-name="ro40">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6]=&quot;&quot;;&quot;?&quot;;IF([.O376]=&quot;&quot;;&quot;新規&quot;;IF([.M376]=[.O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6"/>
        </table:table-row>
        <table:table-row table:style-name="ro40">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7]=&quot;&quot;;&quot;?&quot;;IF([.O377]=&quot;&quot;;&quot;新規&quot;;IF([.M377]=[.O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6"/>
        </table:table-row>
        <table:table-row table:style-name="ro40">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8]=&quot;&quot;;&quot;?&quot;;IF([.M378]=&quot;&quot;;&quot;新規&quot;;IF([.K378]=[.M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8]=&quot;&quot;;&quot;?&quot;;IF([.O378]=&quot;&quot;;&quot;新規&quot;;IF([.M378]=[.O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6"/>
        </table:table-row>
        <table:table-row table:style-name="ro40">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9]=&quot;&quot;;&quot;?&quot;;IF([.M379]=&quot;&quot;;&quot;新規&quot;;IF([.K379]=[.M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9]=&quot;&quot;;&quot;?&quot;;IF([.O379]=&quot;&quot;;&quot;新規&quot;;IF([.M379]=[.O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6"/>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80]=&quot;&quot;;&quot;?&quot;;IF([.M380]=&quot;&quot;;&quot;新規&quot;;IF([.K380]=[.M380];&quot;&quot;;&quot;変更あり&quot;)))">
            <text:p/>
          </table:table-cell>
          <table:table-cell table:style-name="ce8" office:value-type="string" calcext:value-type="string">
            <text:p>-</text:p>
          </table:table-cell>
          <table:table-cell table:style-name="ce7" table:formula="of:=IF([.M380]=&quot;&quot;;&quot;?&quot;;IF([.O380]=&quot;&quot;;&quot;新規&quot;;IF([.M380]=[.O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6"/>
        </table:table-row>
        <table:table-row table:style-name="ro6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81]=&quot;&quot;;&quot;?&quot;;IF([.M381]=&quot;&quot;;&quot;新規&quot;;IF([.K381]=[.M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81]=&quot;&quot;;&quot;?&quot;;IF([.O381]=&quot;&quot;;&quot;新規&quot;;IF([.M381]=[.O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6"/>
        </table:table-row>
        <table:table-row table:style-name="ro82">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2]=&quot;&quot;;&quot;?&quot;;IF([.O382]=&quot;&quot;;&quot;新規&quot;;IF([.M382]=[.O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6"/>
        </table:table-row>
        <table:table-row table:style-name="ro30">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3]=&quot;&quot;;&quot;?&quot;;IF([.M383]=&quot;&quot;;&quot;新規&quot;;IF([.K383]=[.M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3]=&quot;&quot;;&quot;?&quot;;IF([.O383]=&quot;&quot;;&quot;新規&quot;;IF([.M383]=[.O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6"/>
        </table:table-row>
        <table:table-row table:style-name="ro30">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4]=&quot;&quot;;&quot;?&quot;;IF([.M384]=&quot;&quot;;&quot;新規&quot;;IF([.K384]=[.M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4]=&quot;&quot;;&quot;?&quot;;IF([.O384]=&quot;&quot;;&quot;新規&quot;;IF([.M384]=[.O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6"/>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7" table:formula="of:=IF([.M385]=&quot;&quot;;&quot;?&quot;;IF([.O385]=&quot;&quot;;&quot;新規&quot;;IF([.M385]=[.O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6"/>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7" table:formula="of:=IF([.M386]=&quot;&quot;;&quot;?&quot;;IF([.O386]=&quot;&quot;;&quot;新規&quot;;IF([.M386]=[.O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7" table:formula="of:=IF([.M387]=&quot;&quot;;&quot;?&quot;;IF([.O387]=&quot;&quot;;&quot;新規&quot;;IF([.M387]=[.O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6"/>
        </table:table-row>
        <table:table-row table:style-name="ro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7" table:formula="of:=IF([.M388]=&quot;&quot;;&quot;?&quot;;IF([.O388]=&quot;&quot;;&quot;新規&quot;;IF([.M388]=[.O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6"/>
        </table:table-row>
        <table:table-row table:style-name="ro6">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7" table:formula="of:=IF([.M389]=&quot;&quot;;&quot;?&quot;;IF([.O389]=&quot;&quot;;&quot;新規&quot;;IF([.M389]=[.O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90]=&quot;&quot;;&quot;?&quot;;IF([.O390]=&quot;&quot;;&quot;新規&quot;;IF([.M390]=[.O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6"/>
        </table:table-row>
        <table:table-row table:style-name="ro7">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6"/>
        </table:table-row>
        <table:table-row table:style-name="ro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6"/>
        </table:table-row>
        <table:table-row table:style-name="ro20">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3]=&quot;&quot;;&quot;?&quot;;IF([.M393]=&quot;&quot;;&quot;新規&quot;;IF([.K393]=[.M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6"/>
        </table:table-row>
        <table:table-row table:style-name="ro5">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4]=&quot;&quot;;&quot;?&quot;;IF([.M394]=&quot;&quot;;&quot;新規&quot;;IF([.K394]=[.M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6"/>
        </table:table-row>
        <table:table-row table:style-name="ro2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6]=&quot;&quot;;&quot;?&quot;;IF([.O396]=&quot;&quot;;&quot;新規&quot;;IF([.M396]=[.O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6"/>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number-columns-repeated="2" table:style-name="ce39"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6"/>
        </table:table-row>
        <table:table-row table:style-name="ro8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8]=&quot;&quot;;&quot;?&quot;;IF([.O398]=&quot;&quot;;&quot;新規&quot;;IF([.M398]=[.O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9]=&quot;&quot;;&quot;?&quot;;IF([.M399]=&quot;&quot;;&quot;新規&quot;;IF([.K399]=[.M399];&quot;&quot;;&quot;変更あり&quot;)))">
            <text:p/>
          </table:table-cell>
          <table:table-cell table:style-name="ce7" office:value-type="string" calcext:value-type="string">
            <text:p>-</text:p>
          </table:table-cell>
          <table:table-cell table:style-name="ce7" table:formula="of:=IF([.M399]=&quot;&quot;;&quot;?&quot;;IF([.O399]=&quot;&quot;;&quot;新規&quot;;IF([.M399]=[.O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7" table:formula="of:=IF([.M400]=&quot;&quot;;&quot;?&quot;;IF([.O400]=&quot;&quot;;&quot;新規&quot;;IF([.M400]=[.O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7" table:formula="of:=IF([.M401]=&quot;&quot;;&quot;?&quot;;IF([.O401]=&quot;&quot;;&quot;新規&quot;;IF([.M401]=[.O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7" table:formula="of:=IF([.M402]=&quot;&quot;;&quot;?&quot;;IF([.O402]=&quot;&quot;;&quot;新規&quot;;IF([.M402]=[.O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6"/>
        </table:table-row>
        <table:table-row table:style-name="ro3">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3]=&quot;&quot;;&quot;?&quot;;IF([.M403]=&quot;&quot;;&quot;新規&quot;;IF([.K403]=[.M403];&quot;&quot;;&quot;変更あり&quot;)))">
            <text:p/>
          </table:table-cell>
          <table:table-cell table:style-name="ce7" office:value-type="string" calcext:value-type="string">
            <text:p>-</text:p>
          </table:table-cell>
          <table:table-cell table:style-name="ce7" table:formula="of:=IF([.M403]=&quot;&quot;;&quot;?&quot;;IF([.O403]=&quot;&quot;;&quot;新規&quot;;IF([.M403]=[.O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6"/>
        </table:table-row>
        <table:table-row table:style-name="ro3">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4]=&quot;&quot;;&quot;?&quot;;IF([.O404]=&quot;&quot;;&quot;新規&quot;;IF([.M404]=[.O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6"/>
        </table:table-row>
        <table:table-row table:style-name="ro5">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6"/>
        </table:table-row>
        <table:table-row table:style-name="ro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6]=&quot;&quot;;&quot;?&quot;;IF([.O406]=&quot;&quot;;&quot;新規&quot;;IF([.M406]=[.O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8]=&quot;&quot;;&quot;?&quot;;IF([.M408]=&quot;&quot;;&quot;新規&quot;;IF([.K408]=[.M408];&quot;&quot;;&quot;変更あり&quot;)))">
            <text:p/>
          </table:table-cell>
          <table:table-cell table:style-name="ce7" office:value-type="string" calcext:value-type="string">
            <text:p>lockPref("extensions.ieview.useWizeShoppy", false);</text:p>
          </table:table-cell>
          <table:table-cell table:style-name="ce7" table:formula="of:=IF([.M408]=&quot;&quot;;&quot;?&quot;;IF([.O408]=&quot;&quot;;&quot;新規&quot;;IF([.M408]=[.O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9]=&quot;&quot;;&quot;?&quot;;IF([.O409]=&quot;&quot;;&quot;新規&quot;;IF([.M409]=[.O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4]=&quot;&quot;;&quot;?&quot;;IF([.O414]=&quot;&quot;;&quot;新規&quot;;IF([.M414]=[.O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5]=&quot;&quot;;&quot;?&quot;;IF([.O415]=&quot;&quot;;&quot;新規&quot;;IF([.M415]=[.O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6"/>
        </table:table-row>
        <table:table-row table:style-name="ro7">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6]=&quot;&quot;;&quot;?&quot;;IF([.M416]=&quot;&quot;;&quot;新規&quot;;IF([.K416]=[.M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6]=&quot;&quot;;&quot;?&quot;;IF([.O416]=&quot;&quot;;&quot;新規&quot;;IF([.M416]=[.O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6"/>
        </table:table-row>
        <table:table-row table:style-name="ro7">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7]=&quot;&quot;;&quot;?&quot;;IF([.M417]=&quot;&quot;;&quot;新規&quot;;IF([.K417]=[.M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7]=&quot;&quot;;&quot;?&quot;;IF([.O417]=&quot;&quot;;&quot;新規&quot;;IF([.M417]=[.O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9]=&quot;&quot;;&quot;?&quot;;IF([.O419]=&quot;&quot;;&quot;新規&quot;;IF([.M419]=[.O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6"/>
        </table:table-row>
        <table:table-row table:style-name="ro5">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21]=&quot;&quot;;&quot;?&quot;;IF([.O421]=&quot;&quot;;&quot;新規&quot;;IF([.M421]=[.O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2]=&quot;&quot;;&quot;?&quot;;IF([.M422]=&quot;&quot;;&quot;新規&quot;;IF([.K422]=[.M422];&quot;&quot;;&quot;変更あり&quot;)))">
            <text:p/>
          </table:table-cell>
          <table:table-cell table:style-name="ce7" office:value-type="string" calcext:value-type="string">
            <text:p>-</text:p>
          </table:table-cell>
          <table:table-cell table:style-name="ce7" table:formula="of:=IF([.M422]=&quot;&quot;;&quot;?&quot;;IF([.O422]=&quot;&quot;;&quot;新規&quot;;IF([.M422]=[.O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7" table:formula="of:=IF([.M423]=&quot;&quot;;&quot;?&quot;;IF([.O423]=&quot;&quot;;&quot;新規&quot;;IF([.M423]=[.O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6"/>
        </table:table-row>
        <table:table-row table:style-name="ro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7" table:formula="of:=IF([.M424]=&quot;&quot;;&quot;?&quot;;IF([.O424]=&quot;&quot;;&quot;新規&quot;;IF([.M424]=[.O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6"/>
        </table:table-row>
        <table:table-row table:style-name="ro3">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5]=&quot;&quot;;&quot;?&quot;;IF([.M425]=&quot;&quot;;&quot;新規&quot;;IF([.K425]=[.M425];&quot;&quot;;&quot;変更あり&quot;)))">
            <text:p/>
          </table:table-cell>
          <table:table-cell table:style-name="ce7" office:value-type="string" calcext:value-type="string">
            <text:p>-</text:p>
          </table:table-cell>
          <table:table-cell table:style-name="ce7" table:formula="of:=IF([.M425]=&quot;&quot;;&quot;?&quot;;IF([.O425]=&quot;&quot;;&quot;新規&quot;;IF([.M425]=[.O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6"/>
        </table:table-row>
        <table:table-row table:style-name="ro23">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6]=&quot;&quot;;&quot;?&quot;;IF([.O426]=&quot;&quot;;&quot;新規&quot;;IF([.M426]=[.O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4">
          <table:table-cell table:number-columns-repeated="5"/>
          <table:table-cell table:style-name="ce28" table:number-columns-repeated="3"/>
          <table:table-cell table:number-columns-repeated="9"/>
          <table:table-cell table:style-name="ce59"/>
          <table:table-cell table:number-columns-repeated="1006"/>
        </table:table-row>
        <table:table-row table:style-name="ro4" table:number-rows-repeated="1047562">
          <table:table-cell table:number-columns-repeated="1024"/>
        </table:table-row>
        <table:table-row table:style-name="ro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L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R2:'customization-items'.R1013">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2 'customization-items'.I2:'customization-items'.Q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4">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5">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28">
          <table:table-cell table:style-name="ce6"/>
          <table:table-cell table:style-name="ce6" table:formula="of:=IF(AND([.$A5]&lt;&gt;&quot;&quot;;NOT(ISNUMBER(FIND(&quot;廃止&quot;;[.$C5]))));MAX([.$B$1:.$B4])+1;&quot;&quot;)">
            <text:p/>
          </table:table-cell>
          <table:table-cell table:style-name="ce60" office:value-type="string" calcext:value-type="string">
            <text:p>MenuShortcut-1</text:p>
          </table:table-cell>
          <table:table-cell table:style-name="ce60" office:value-type="string" calcext:value-type="string">
            <text:p>閉じたタブを開き直す</text:p>
          </table:table-cell>
          <table:table-cell table:style-name="ce60" office:value-type="string" calcext:value-type="string">
            <text:p>undoCloseTab</text:p>
          </table:table-cell>
          <table:table-cell table:style-name="ce60" office:value-type="string" calcext:value-type="string">
            <text:p>Ctrl-Shift-T</text:p>
          </table:table-cell>
          <table:table-cell table:style-name="ce6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28">
          <table:table-cell table:style-name="ce6"/>
          <table:table-cell table:style-name="ce6" table:formula="of:=IF(AND([.$A6]&lt;&gt;&quot;&quot;;NOT(ISNUMBER(FIND(&quot;廃止&quot;;[.$C6]))));MAX([.$B$1:.$B5])+1;&quot;&quot;)">
            <text:p/>
          </table:table-cell>
          <table:table-cell table:style-name="ce60" office:value-type="string" calcext:value-type="string">
            <text:p>MenuShortcut-2</text:p>
          </table:table-cell>
          <table:table-cell table:style-name="ce60" office:value-type="string" calcext:value-type="string">
            <text:p>閉じたウィンドウを開き直す</text:p>
          </table:table-cell>
          <table:table-cell table:style-name="ce60" office:value-type="string" calcext:value-type="string">
            <text:p>undoCloseWindow</text:p>
          </table:table-cell>
          <table:table-cell table:style-name="ce60" office:value-type="string" calcext:value-type="string">
            <text:p>Ctrl-Shift-N</text:p>
          </table:table-cell>
          <table:table-cell table:style-name="ce60" office:value-type="string" calcext:value-type="string">
            <text:p>#key_undoCloseWindow,</text:p>
            <text:p>#History\:UndoCloseWindow,</text:p>
            <text:p>#historyUndoWindowMenu,</text:p>
            <text:p>#PanelUI-recentlyClosedWindows-separator,</text:p>
            <text:p>#PanelUI-recentlyClosedWindow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28">
          <table:table-cell table:style-name="ce6"/>
          <table:table-cell table:style-name="ce6" table:formula="of:=IF(AND([.$A7]&lt;&gt;&quot;&quot;;NOT(ISNUMBER(FIND(&quot;廃止&quot;;[.$C7]))));MAX([.$B$1:.$B6])+1;&quot;&quot;)">
            <text:p/>
          </table:table-cell>
          <table:table-cell table:style-name="ce60" office:value-type="string" calcext:value-type="string">
            <text:p>MenuShortcut-3</text:p>
          </table:table-cell>
          <table:table-cell table:style-name="ce60" office:value-type="string" calcext:value-type="string">
            <text:p>ファイル＞新しいプライベートウィンドウを開く</text:p>
          </table:table-cell>
          <table:table-cell table:style-name="ce60" office:value-type="string" calcext:value-type="string">
            <text:p>undoCloseWindow</text:p>
          </table:table-cell>
          <table:table-cell table:style-name="ce60" office:value-type="string" calcext:value-type="string">
            <text:p>Ctrl-Shift-P</text:p>
          </table:table-cell>
          <table:table-cell table:style-name="ce6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60" office:value-type="string" calcext:value-type="string">
            <text:p>MenuShortcut-4</text:p>
          </table:table-cell>
          <table:table-cell table:style-name="ce60" office:value-type="string" calcext:value-type="string">
            <text:p>ファイル＞ページのURLをメールで送信（ページのURLをメールで送信ボタン）</text:p>
          </table:table-cell>
          <table:table-cell table:style-name="ce60" office:value-type="string" calcext:value-type="string">
            <text:p>browser_sendLink</text:p>
          </table:table-cell>
          <table:table-cell table:style-name="ce60" office:value-type="string" calcext:value-type="string">
            <text:p>-</text:p>
          </table:table-cell>
          <table:table-cell table:style-name="ce60" office:value-type="string" calcext:value-type="string">
            <text:p>#Browser\:SendLink,</text:p>
            <text:p>#menu_sendLink,</text:p>
            <text:p>#context-sendpage,</text:p>
            <text:p>#email-link-button,</text:p>
            <text:p>#wrapper-email-link-button</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60" office:value-type="string" calcext:value-type="string">
            <text:p>MenuShortcut-5</text:p>
          </table:table-cell>
          <table:table-cell table:style-name="ce60" office:value-type="string" calcext:value-type="string">
            <text:p>ファイル＞オフライン作業</text:p>
          </table:table-cell>
          <table:table-cell table:style-name="ce60" office:value-type="string" calcext:value-type="string">
            <text:p>goOfflineMenuitem</text:p>
          </table:table-cell>
          <table:table-cell table:style-name="ce60" office:value-type="string" calcext:value-type="string">
            <text:p>-</text:p>
          </table:table-cell>
          <table:table-cell table:style-name="ce60" office:value-type="string" calcext:value-type="string">
            <text:p>#goOfflineMenuitem,</text:p>
            <text:p>[oncommand="BrowserOffline.toggleOfflineStatu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60" office:value-type="string" calcext:value-type="string">
            <text:p>MenuShortcut-6（廃止）</text:p>
          </table:table-cell>
          <table:table-cell table:style-name="ce60" office:value-type="string" calcext:value-type="string">
            <text:p>ツール＞プライベートブラウジングの開始</text:p>
          </table:table-cell>
          <table:table-cell table:style-name="ce60" office:value-type="string" calcext:value-type="string">
            <text:p>privatebrowsing</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60" office:value-type="string" calcext:value-type="string">
            <text:p>MenuShortcut-7</text:p>
          </table:table-cell>
          <table:table-cell table:style-name="ce60" office:value-type="string" calcext:value-type="string">
            <text:p>ツール＞ダウンロード</text:p>
            <text:p>（旧バージョンでは「ダウンロードマネージャ」）</text:p>
          </table:table-cell>
          <table:table-cell table:style-name="ce60" office:value-type="string" calcext:value-type="string">
            <text:p>openDownloads</text:p>
          </table:table-cell>
          <table:table-cell table:style-name="ce60" office:value-type="string" calcext:value-type="string">
            <text:p>Ctrl-J</text:p>
          </table:table-cell>
          <table:table-cell table:style-name="ce60" office:value-type="string" calcext:value-type="string">
            <text:p>#key_openDownloads,</text:p>
            <text:p>#Tools\:Downloads,</text:p>
            <text:p>#menu_openDownloads,</text:p>
            <text:p>#downloads-button,</text:p>
            <text:p>#wrapper-downloads-button</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60" office:value-type="string" calcext:value-type="string">
            <text:p>MenuShortcut-8（廃止）</text:p>
          </table:table-cell>
          <table:table-cell table:style-name="ce60" office:value-type="string" calcext:value-type="string">
            <text:p>ツール＞ページの調査</text:p>
          </table:table-cell>
          <table:table-cell table:style-name="ce60" office:value-type="string" calcext:value-type="string">
            <text:p>inspectPage</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60" office:value-type="string" calcext:value-type="string">
            <text:p>MenuShortcut-9（廃止）</text:p>
          </table:table-cell>
          <table:table-cell table:style-name="ce60" office:value-type="string" calcext:value-type="string">
            <text:p>ツール＞アプリ</text:p>
          </table:table-cell>
          <table:table-cell table:style-name="ce60" office:value-type="string" calcext:value-type="string">
            <text:p>openApps</text:p>
          </table:table-cell>
          <table:table-cell table:style-name="ce60" office:value-type="string" calcext:value-type="string">
            <text:p>Firefox 45で廃止</text:p>
          </table:table-cell>
          <table:table-cell table:style-name="ce60"/>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60" office:value-type="string" calcext:value-type="string">
            <text:p>MenuShortcut-10</text:p>
          </table:table-cell>
          <table:table-cell table:style-name="ce60" office:value-type="string" calcext:value-type="string">
            <text:p>ツール＞ウェブ開発（開発ツールボタン）</text:p>
          </table:table-cell>
          <table:table-cell table:style-name="ce60" office:value-type="string" calcext:value-type="string">
            <text:p>webDeveloper</text:p>
          </table:table-cell>
          <table:table-cell table:style-name="ce60" office:value-type="string" calcext:value-type="string">
            <text:p>-</text:p>
          </table:table-cell>
          <table:table-cell table:style-name="ce60" office:value-type="string" calcext:value-type="string">
            <text:p>#webDeveloperMenu,</text:p>
            <text:p>#developer-button,</text:p>
            <text:p>#wrapper-developer-button,</text:p>
            <text:p>#devTools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79">
          <table:table-cell table:style-name="ce6"/>
          <table:table-cell table:style-name="ce6" table:formula="of:=IF(AND([.$A15]&lt;&gt;&quot;&quot;;NOT(ISNUMBER(FIND(&quot;廃止&quot;;[.$C15]))));MAX([.$B$1:.$B14])+1;&quot;&quot;)">
            <text:p/>
          </table:table-cell>
          <table:table-cell table:style-name="ce60" office:value-type="string" calcext:value-type="string">
            <text:p>MenuShortcut-11</text:p>
          </table:table-cell>
          <table:table-cell table:style-name="ce60" office:value-type="string" calcext:value-type="string">
            <text:p>ツール＞ウェブ開発＞開発ツールを表示</text:p>
          </table:table-cell>
          <table:table-cell table:style-name="ce60" office:value-type="string" calcext:value-type="string">
            <text:p>devToolbox</text:p>
          </table:table-cell>
          <table:table-cell table:style-name="ce60" office:value-type="string" calcext:value-type="string">
            <text:p>Ctrl-Shift-I,</text:p>
            <text:p>F12</text:p>
          </table:table-cell>
          <table:table-cell table:style-name="ce60" office:value-type="string" calcext:value-type="string">
            <text:p>#menu_devToolbox,</text:p>
            <text:p>#key_devToolboxMenuItem,</text:p>
            <text:p>#key_devToolboxMenuItemF12,</text:p>
            <text:p>[key='key_devToolboxMenuItem']</text:p>
          </table:table-cell>
          <table:table-cell table:style-name="ce6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28">
          <table:table-cell table:style-name="ce6"/>
          <table:table-cell table:style-name="ce6" table:formula="of:=IF(AND([.$A16]&lt;&gt;&quot;&quot;;NOT(ISNUMBER(FIND(&quot;廃止&quot;;[.$C16]))));MAX([.$B$1:.$B15])+1;&quot;&quot;)">
            <text:p/>
          </table:table-cell>
          <table:table-cell table:style-name="ce60" office:value-type="string" calcext:value-type="string">
            <text:p>MenuShortcut-12</text:p>
          </table:table-cell>
          <table:table-cell table:style-name="ce60" office:value-type="string" calcext:value-type="string">
            <text:p>ツール＞ウェブ開発＞インスペクタ</text:p>
          </table:table-cell>
          <table:table-cell table:style-name="ce60" office:value-type="string" calcext:value-type="string">
            <text:p>inspector</text:p>
          </table:table-cell>
          <table:table-cell table:style-name="ce60" office:value-type="string" calcext:value-type="string">
            <text:p>Ctrl-Shift-C</text:p>
          </table:table-cell>
          <table:table-cell table:style-name="ce60" office:value-type="string" calcext:value-type="string">
            <text:p>#key_inspector,</text:p>
            <text:p>#menu_inspector,</text:p>
            <text:p><text:span text:style-name="T2">[key='key_inspecto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28">
          <table:table-cell table:style-name="ce6"/>
          <table:table-cell table:style-name="ce6" table:formula="of:=IF(AND([.$A17]&lt;&gt;&quot;&quot;;NOT(ISNUMBER(FIND(&quot;廃止&quot;;[.$C17]))));MAX([.$B$1:.$B16])+1;&quot;&quot;)">
            <text:p/>
          </table:table-cell>
          <table:table-cell table:style-name="ce60" office:value-type="string" calcext:value-type="string">
            <text:p>MenuShortcut-13</text:p>
          </table:table-cell>
          <table:table-cell table:style-name="ce60" office:value-type="string" calcext:value-type="string">
            <text:p>ツール＞ウェブ開発＞Webコンソール</text:p>
          </table:table-cell>
          <table:table-cell table:style-name="ce60" office:value-type="string" calcext:value-type="string">
            <text:p>webconsole</text:p>
          </table:table-cell>
          <table:table-cell table:style-name="ce60" office:value-type="string" calcext:value-type="string">
            <text:p>Ctrl-Shift-K</text:p>
          </table:table-cell>
          <table:table-cell table:style-name="ce60" office:value-type="string" calcext:value-type="string">
            <text:p>#key_webconsole,</text:p>
            <text:p><text:span text:style-name="T2">#menu_webconsole,</text:span></text:p>
            <text:p><text:span text:style-name="T2">[key='key_webconsol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28">
          <table:table-cell table:style-name="ce6"/>
          <table:table-cell table:style-name="ce6" table:formula="of:=IF(AND([.$A18]&lt;&gt;&quot;&quot;;NOT(ISNUMBER(FIND(&quot;廃止&quot;;[.$C18]))));MAX([.$B$1:.$B17])+1;&quot;&quot;)">
            <text:p/>
          </table:table-cell>
          <table:table-cell table:style-name="ce60" office:value-type="string" calcext:value-type="string">
            <text:p>MenuShortcut-14</text:p>
          </table:table-cell>
          <table:table-cell table:style-name="ce60" office:value-type="string" calcext:value-type="string">
            <text:p>ツール＞ウェブ開発＞デバッガ</text:p>
          </table:table-cell>
          <table:table-cell table:style-name="ce60" office:value-type="string" calcext:value-type="string">
            <text:p>jsdebugger</text:p>
          </table:table-cell>
          <table:table-cell table:style-name="ce60" office:value-type="string" calcext:value-type="string">
            <text:p>Ctrl-Shift-S</text:p>
          </table:table-cell>
          <table:table-cell table:style-name="ce60" office:value-type="string" calcext:value-type="string">
            <text:p>#key_jsdebugger,</text:p>
            <text:p><text:span text:style-name="T2">#menu_jsdebugger,</text:span></text:p>
            <text:p><text:span text:style-name="T2">[key='key_jsdebugge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30">
          <table:table-cell table:style-name="ce6"/>
          <table:table-cell table:style-name="ce6" table:formula="of:=IF(AND([.$A19]&lt;&gt;&quot;&quot;;NOT(ISNUMBER(FIND(&quot;廃止&quot;;[.$C19]))));MAX([.$B$1:.$B18])+1;&quot;&quot;)">
            <text:p/>
          </table:table-cell>
          <table:table-cell table:style-name="ce60" office:value-type="string" calcext:value-type="string">
            <text:p>MenuShortcut-15</text:p>
          </table:table-cell>
          <table:table-cell table:style-name="ce60" office:value-type="string" calcext:value-type="string">
            <text:p>ツール＞ウェブ開発＞スタイルエディタ</text:p>
          </table:table-cell>
          <table:table-cell table:style-name="ce60" office:value-type="string" calcext:value-type="string">
            <text:p>styleeditor</text:p>
          </table:table-cell>
          <table:table-cell table:style-name="ce60" office:value-type="string" calcext:value-type="string">
            <text:p>Shift-F7</text:p>
          </table:table-cell>
          <table:table-cell table:style-name="ce60" office:value-type="string" calcext:value-type="string">
            <text:p>#key_styleeditor,</text:p>
            <text:p><text:span text:style-name="T2">#menu_styleeditor,</text:span></text:p>
            <text:p><text:span text:style-name="T2">[key='key_styleedito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30">
          <table:table-cell table:style-name="ce6"/>
          <table:table-cell table:style-name="ce6" table:formula="of:=IF(AND([.$A20]&lt;&gt;&quot;&quot;;NOT(ISNUMBER(FIND(&quot;廃止&quot;;[.$C20]))));MAX([.$B$1:.$B19])+1;&quot;&quot;)">
            <text:p/>
          </table:table-cell>
          <table:table-cell table:style-name="ce60" office:value-type="string" calcext:value-type="string">
            <text:p>MenuShortcut-16</text:p>
          </table:table-cell>
          <table:table-cell table:style-name="ce60" office:value-type="string" calcext:value-type="string">
            <text:p>ツール＞ウェブ開発＞パフォーマンス</text:p>
            <text:p>（旧バージョンでは「プロファイラ」）</text:p>
          </table:table-cell>
          <table:table-cell table:style-name="ce60" office:value-type="string" calcext:value-type="string">
            <text:p>jsprofiler</text:p>
          </table:table-cell>
          <table:table-cell table:style-name="ce60" office:value-type="string" calcext:value-type="string">
            <text:p>Shift-F5</text:p>
          </table:table-cell>
          <table:table-cell table:style-name="ce60" office:value-type="string" calcext:value-type="string">
            <text:p>#key_performance,</text:p>
            <text:p><text:span text:style-name="T2">#menu_performance,</text:span></text:p>
            <text:p><text:span text:style-name="T2">[key='key_performanc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28">
          <table:table-cell table:style-name="ce6"/>
          <table:table-cell table:style-name="ce6" table:formula="of:=IF(AND([.$A21]&lt;&gt;&quot;&quot;;NOT(ISNUMBER(FIND(&quot;廃止&quot;;[.$C21]))));MAX([.$B$1:.$B20])+1;&quot;&quot;)">
            <text:p/>
          </table:table-cell>
          <table:table-cell table:style-name="ce60" office:value-type="string" calcext:value-type="string">
            <text:p>MenuShortcut-17</text:p>
          </table:table-cell>
          <table:table-cell table:style-name="ce60" office:value-type="string" calcext:value-type="string">
            <text:p>ツール＞ウェブ開発＞ネットワーク</text:p>
          </table:table-cell>
          <table:table-cell table:style-name="ce60" office:value-type="string" calcext:value-type="string">
            <text:p>netmonitor</text:p>
          </table:table-cell>
          <table:table-cell table:style-name="ce60" office:value-type="string" calcext:value-type="string">
            <text:p>Ctrl-Shift-Q</text:p>
          </table:table-cell>
          <table:table-cell table:style-name="ce60" office:value-type="string" calcext:value-type="string">
            <text:p>#key_netmonitor,</text:p>
            <text:p><text:span text:style-name="T2">#menu_netmonitor,</text:span></text:p>
            <text:p><text:span text:style-name="T2">[key='key_netmonito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30">
          <table:table-cell table:style-name="ce6"/>
          <table:table-cell table:style-name="ce6" table:formula="of:=IF(AND([.$A22]&lt;&gt;&quot;&quot;;NOT(ISNUMBER(FIND(&quot;廃止&quot;;[.$C22]))));MAX([.$B$1:.$B21])+1;&quot;&quot;)">
            <text:p/>
          </table:table-cell>
          <table:table-cell table:style-name="ce60" office:value-type="string" calcext:value-type="string">
            <text:p>MenuShortcut-18</text:p>
          </table:table-cell>
          <table:table-cell table:style-name="ce60" office:value-type="string" calcext:value-type="string">
            <text:p>ツール＞ウェブ開発＞開発ツールバー</text:p>
          </table:table-cell>
          <table:table-cell table:style-name="ce60" office:value-type="string" calcext:value-type="string">
            <text:p>devToolbar</text:p>
          </table:table-cell>
          <table:table-cell table:style-name="ce60" office:value-type="string" calcext:value-type="string">
            <text:p>Shift-F2</text:p>
          </table:table-cell>
          <table:table-cell table:style-name="ce60" office:value-type="string" calcext:value-type="string">
            <text:p>#key_devToolbar,</text:p>
            <text:p><text:span text:style-name="T2">#menu_devToolbar,</text:span></text:p>
            <text:p><text:span text:style-name="T2">[key='key_devToolba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60" office:value-type="string" calcext:value-type="string">
            <text:p>MenuShortcut-19（廃止）</text:p>
          </table:table-cell>
          <table:table-cell table:style-name="ce60" office:value-type="string" calcext:value-type="string">
            <text:p>ツール＞ウェブ開発＞アプリマネージャ</text:p>
          </table:table-cell>
          <table:table-cell table:style-name="ce60" office:value-type="string" calcext:value-type="string">
            <text:p>devAppMgr</text:p>
          </table:table-cell>
          <table:table-cell table:style-name="ce60" office:value-type="string" calcext:value-type="string">
            <text:p>Firefox 38で廃止</text:p>
          </table:table-cell>
          <table:table-cell table:style-name="ce6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30">
          <table:table-cell table:style-name="ce6"/>
          <table:table-cell table:style-name="ce6" table:formula="of:=IF(AND([.$A24]&lt;&gt;&quot;&quot;;NOT(ISNUMBER(FIND(&quot;廃止&quot;;[.$C24]))));MAX([.$B$1:.$B23])+1;&quot;&quot;)">
            <text:p/>
          </table:table-cell>
          <table:table-cell table:style-name="ce60" office:value-type="string" calcext:value-type="string">
            <text:p>MenuShortcut-20</text:p>
          </table:table-cell>
          <table:table-cell table:style-name="ce60" office:value-type="string" calcext:value-type="string">
            <text:p>ツール＞ウェブ開発＞WebIDE</text:p>
          </table:table-cell>
          <table:table-cell table:style-name="ce60" office:value-type="string" calcext:value-type="string">
            <text:p>webide</text:p>
          </table:table-cell>
          <table:table-cell table:style-name="ce60" office:value-type="string" calcext:value-type="string">
            <text:p>Shift-F8</text:p>
          </table:table-cell>
          <table:table-cell table:style-name="ce60" office:value-type="string" calcext:value-type="string">
            <text:p>#key_webide,</text:p>
            <text:p><text:span text:style-name="T2">#menu_webide,</text:span></text:p>
            <text:p><text:span text:style-name="T2">[key='key_webid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60" office:value-type="string" calcext:value-type="string">
            <text:p>MenuShortcut-21</text:p>
          </table:table-cell>
          <table:table-cell table:style-name="ce60" office:value-type="string" calcext:value-type="string">
            <text:p>ツール＞ウェブ開発＞ブラウザツールボックス</text:p>
          </table:table-cell>
          <table:table-cell table:style-name="ce60" office:value-type="string" calcext:value-type="string">
            <text:p>browserToolbox</text:p>
          </table:table-cell>
          <table:table-cell table:style-name="ce60" office:value-type="string" calcext:value-type="string">
            <text:p>Ctrl-Shift-Alt-I</text:p>
          </table:table-cell>
          <table:table-cell table:style-name="ce60" office:value-type="string" calcext:value-type="string">
            <text:p>#key_browserToolbox,</text:p>
            <text:p><text:span text:style-name="T2">#menu_browserToolbox,</text:span></text:p>
            <text:p><text:span text:style-name="T2">[key='key_browserToolbox']</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28">
          <table:table-cell table:style-name="ce6"/>
          <table:table-cell table:style-name="ce6" table:formula="of:=IF(AND([.$A26]&lt;&gt;&quot;&quot;;NOT(ISNUMBER(FIND(&quot;廃止&quot;;[.$C26]))));MAX([.$B$1:.$B25])+1;&quot;&quot;)">
            <text:p/>
          </table:table-cell>
          <table:table-cell table:style-name="ce60" office:value-type="string" calcext:value-type="string">
            <text:p>MenuShortcut-22</text:p>
          </table:table-cell>
          <table:table-cell table:style-name="ce60" office:value-type="string" calcext:value-type="string">
            <text:p>ツール＞ウェブ開発＞ブラウザコンソール</text:p>
          </table:table-cell>
          <table:table-cell table:style-name="ce60" office:value-type="string" calcext:value-type="string">
            <text:p>browserConsole</text:p>
          </table:table-cell>
          <table:table-cell table:style-name="ce60"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28">
          <table:table-cell table:style-name="ce6"/>
          <table:table-cell table:style-name="ce6" table:formula="of:=IF(AND([.$A27]&lt;&gt;&quot;&quot;;NOT(ISNUMBER(FIND(&quot;廃止&quot;;[.$C27]))));MAX([.$B$1:.$B26])+1;&quot;&quot;)">
            <text:p/>
          </table:table-cell>
          <table:table-cell table:style-name="ce60" office:value-type="string" calcext:value-type="string">
            <text:p>MenuShortcut-23</text:p>
          </table:table-cell>
          <table:table-cell table:style-name="ce60" office:value-type="string" calcext:value-type="string">
            <text:p>ツール＞ウェブ開発＞レスポンシブデザインビュー</text:p>
          </table:table-cell>
          <table:table-cell table:style-name="ce60" office:value-type="string" calcext:value-type="string">
            <text:p>resposiveUI</text:p>
          </table:table-cell>
          <table:table-cell table:style-name="ce60" office:value-type="string" calcext:value-type="string">
            <text:p>Ctrl-Shift-M</text:p>
          </table:table-cell>
          <table:table-cell table:style-name="ce60" office:value-type="string" calcext:value-type="string">
            <text:p><text:span text:style-name="T1">#key_responsiveUI,</text:span></text:p>
            <text:p><text:span text:style-name="T2">#menu_responsiveUI,</text:span></text:p>
            <text:p><text:span text:style-name="T2">[key='key_responsiveUI']</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60" office:value-type="string" calcext:value-type="string">
            <text:p>MenuShortcut-24</text:p>
          </table:table-cell>
          <table:table-cell table:style-name="ce60" office:value-type="string" calcext:value-type="string">
            <text:p>ツール＞ウェブ開発＞スポイト</text:p>
          </table:table-cell>
          <table:table-cell table:style-name="ce60" office:value-type="string" calcext:value-type="string">
            <text:p>eyedropper</text:p>
          </table:table-cell>
          <table:table-cell table:style-name="ce60" office:value-type="string" calcext:value-type="string">
            <text:p>-</text:p>
          </table:table-cell>
          <table:table-cell table:style-name="ce60"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30">
          <table:table-cell table:style-name="ce6"/>
          <table:table-cell table:style-name="ce6" table:formula="of:=IF(AND([.$A29]&lt;&gt;&quot;&quot;;NOT(ISNUMBER(FIND(&quot;廃止&quot;;[.$C29]))));MAX([.$B$1:.$B28])+1;&quot;&quot;)">
            <text:p/>
          </table:table-cell>
          <table:table-cell table:style-name="ce60" office:value-type="string" calcext:value-type="string">
            <text:p>MenuShortcut-25</text:p>
          </table:table-cell>
          <table:table-cell table:style-name="ce60" office:value-type="string" calcext:value-type="string">
            <text:p>ツール＞ウェブ開発＞スクラッチパッド</text:p>
          </table:table-cell>
          <table:table-cell table:style-name="ce60" office:value-type="string" calcext:value-type="string">
            <text:p>scratchpad</text:p>
          </table:table-cell>
          <table:table-cell table:style-name="ce60"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6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30">
          <table:table-cell table:style-name="ce6"/>
          <table:table-cell table:style-name="ce6" table:formula="of:=IF(AND([.$A30]&lt;&gt;&quot;&quot;;NOT(ISNUMBER(FIND(&quot;廃止&quot;;[.$C30]))));MAX([.$B$1:.$B29])+1;&quot;&quot;)">
            <text:p/>
          </table:table-cell>
          <table:table-cell table:style-name="ce60" office:value-type="string" calcext:value-type="string">
            <text:p>MenuShortcut-26</text:p>
          </table:table-cell>
          <table:table-cell table:style-name="ce60" office:value-type="string" calcext:value-type="string">
            <text:p>ツール＞ウェブ開発＞ページのソース</text:p>
          </table:table-cell>
          <table:table-cell table:style-name="ce60" office:value-type="string" calcext:value-type="string">
            <text:p>viewSource</text:p>
          </table:table-cell>
          <table:table-cell table:style-name="ce60" office:value-type="string" calcext:value-type="string">
            <text:p>Ctrl-U</text:p>
          </table:table-cell>
          <table:table-cell table:style-name="ce60"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60" office:value-type="string" calcext:value-type="string">
            <text:p>MenuShortcut-27（廃止）</text:p>
          </table:table-cell>
          <table:table-cell table:style-name="ce60" office:value-type="string" calcext:value-type="string">
            <text:p>ツール＞ウェブ開発＞エラーコンソール</text:p>
          </table:table-cell>
          <table:table-cell table:style-name="ce60" office:value-type="string" calcext:value-type="string">
            <text:p>errorConsole</text:p>
          </table:table-cell>
          <table:table-cell table:style-name="ce60" office:value-type="string" calcext:value-type="string">
            <text:p>Firefox 48で廃止</text:p>
          </table:table-cell>
          <table:table-cell table:style-name="ce6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60" office:value-type="string" calcext:value-type="string">
            <text:p>MenuShortcut-28</text:p>
          </table:table-cell>
          <table:table-cell table:style-name="ce60" office:value-type="string" calcext:value-type="string">
            <text:p>ツール＞ウェブ開発＞接続...</text:p>
          </table:table-cell>
          <table:table-cell table:style-name="ce60" office:value-type="string" calcext:value-type="string">
            <text:p>devtools_connect</text:p>
          </table:table-cell>
          <table:table-cell table:style-name="ce60" office:value-type="string" calcext:value-type="string">
            <text:p>-</text:p>
          </table:table-cell>
          <table:table-cell table:style-name="ce60" office:value-type="string" calcext:value-type="string">
            <text:p>#menu_devtools_connect,</text:p>
            <text:p><text:span text:style-name="T2">.subviewbutton[label='接続...'],</text:span></text:p>
            <text:p><text:span text:style-name="T2">.subviewbutton[label='Connect…']</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60" office:value-type="string" calcext:value-type="string">
            <text:p>MenuShortcut-29</text:p>
          </table:table-cell>
          <table:table-cell table:style-name="ce60" office:value-type="string" calcext:value-type="string">
            <text:p>ツール＞ウェブ開発＞その他のツールを入手</text:p>
          </table:table-cell>
          <table:table-cell table:style-name="ce60" office:value-type="string" calcext:value-type="string">
            <text:p>getMoreDevtools</text:p>
          </table:table-cell>
          <table:table-cell table:style-name="ce60" office:value-type="string" calcext:value-type="string">
            <text:p>-</text:p>
          </table:table-cell>
          <table:table-cell table:style-name="ce60"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60" office:value-type="string" calcext:value-type="string">
            <text:p>MenuShortcut-30</text:p>
          </table:table-cell>
          <table:table-cell table:style-name="ce60" office:value-type="string" calcext:value-type="string">
            <text:p>ヘルプ＞Firefoxヘルプ</text:p>
            <text:p>（旧バージョンでは「ヘルプ」）</text:p>
          </table:table-cell>
          <table:table-cell table:style-name="ce60" office:value-type="string" calcext:value-type="string">
            <text:p>openHelp</text:p>
          </table:table-cell>
          <table:table-cell table:style-name="ce60" office:value-type="string" calcext:value-type="string">
            <text:p>-</text:p>
          </table:table-cell>
          <table:table-cell table:style-name="ce60" office:value-type="string" calcext:value-type="string">
            <text:p>#menu_openHelp,</text:p>
            <text:p>#key_openHelpMac,</text:p>
            <text:p>.subviewbutton[oncommand^='openHelp'][oncommand*='firefox-help']</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60" office:value-type="string" calcext:value-type="string">
            <text:p>MenuShortcut-31</text:p>
          </table:table-cell>
          <table:table-cell table:style-name="ce60" office:value-type="string" calcext:value-type="string">
            <text:p>ヘルプ＞Firefoxツアー</text:p>
          </table:table-cell>
          <table:table-cell table:style-name="ce60" office:value-type="string" calcext:value-type="string">
            <text:p>tour</text:p>
          </table:table-cell>
          <table:table-cell table:style-name="ce60" office:value-type="string" calcext:value-type="string">
            <text:p>-</text:p>
          </table:table-cell>
          <table:table-cell table:style-name="ce60" office:value-type="string" calcext:value-type="string">
            <text:p>#menu_openTour,</text:p>
            <text:p>.subviewbutton[oncommand^='openTourPage']</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60" office:value-type="string" calcext:value-type="string">
            <text:p>MenuShortcut-32</text:p>
          </table:table-cell>
          <table:table-cell table:style-name="ce60" office:value-type="string" calcext:value-type="string">
            <text:p>ヘルプ＞キーボードショートカット</text:p>
          </table:table-cell>
          <table:table-cell table:style-name="ce60" office:value-type="string" calcext:value-type="string">
            <text:p>keyboardShortcuts</text:p>
          </table:table-cell>
          <table:table-cell table:style-name="ce60" office:value-type="string" calcext:value-type="string">
            <text:p>-</text:p>
          </table:table-cell>
          <table:table-cell table:style-name="ce60" office:value-type="string" calcext:value-type="string">
            <text:p>#menu_keyboardShortcuts,</text:p>
            <text:p><text:span text:style-name="T6">.subviewbutton[oncommand^='openHelp'][oncommand*='keyboard-shortcuts']</text:span></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60" office:value-type="string" calcext:value-type="string">
            <text:p>MenuShortcut-33</text:p>
          </table:table-cell>
          <table:table-cell table:style-name="ce60" office:value-type="string" calcext:value-type="string">
            <text:p>ヘルプ＞Firefoxヘルスレポート</text:p>
          </table:table-cell>
          <table:table-cell table:style-name="ce60" office:value-type="string" calcext:value-type="string">
            <text:p>healthReport</text:p>
          </table:table-cell>
          <table:table-cell table:style-name="ce60" office:value-type="string" calcext:value-type="string">
            <text:p>-</text:p>
          </table:table-cell>
          <table:table-cell table:style-name="ce60" office:value-type="string" calcext:value-type="string">
            <text:p>#healthReport,</text:p>
            <text:p>.subviewbutton[oncommand^='openHealthReport']</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60" office:value-type="string" calcext:value-type="string">
            <text:p>MenuShortcut-34（廃止）</text:p>
          </table:table-cell>
          <table:table-cell table:style-name="ce60" office:value-type="string" calcext:value-type="string">
            <text:p>ヘルプ＞使いこなそう</text:p>
          </table:table-cell>
          <table:table-cell table:style-name="ce60" office:value-type="string" calcext:value-type="string">
            <text:p>gettingStarted</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60" office:value-type="string" calcext:value-type="string">
            <text:p>MenuShortcut-35</text:p>
          </table:table-cell>
          <table:table-cell table:style-name="ce60" office:value-type="string" calcext:value-type="string">
            <text:p>ヘルプ＞トラブルシューティング情報</text:p>
          </table:table-cell>
          <table:table-cell table:style-name="ce60" office:value-type="string" calcext:value-type="string">
            <text:p>troubleshootingInfo</text:p>
          </table:table-cell>
          <table:table-cell table:style-name="ce60" office:value-type="string" calcext:value-type="string">
            <text:p>-</text:p>
          </table:table-cell>
          <table:table-cell table:style-name="ce60" office:value-type="string" calcext:value-type="string">
            <text:p>#troubleShooting,</text:p>
            <text:p>.subviewbutton[oncommand^='openTroubleshootingPage']</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60" office:value-type="string" calcext:value-type="string">
            <text:p>MenuShortcut-36</text:p>
          </table:table-cell>
          <table:table-cell table:style-name="ce60" office:value-type="string" calcext:value-type="string">
            <text:p>ヘルプ＞フィードバックを送信</text:p>
          </table:table-cell>
          <table:table-cell table:style-name="ce60" office:value-type="string" calcext:value-type="string">
            <text:p>feedbackPage</text:p>
          </table:table-cell>
          <table:table-cell table:style-name="ce60" office:value-type="string" calcext:value-type="string">
            <text:p>-</text:p>
          </table:table-cell>
          <table:table-cell table:style-name="ce60" office:value-type="string" calcext:value-type="string">
            <text:p>#feedbackPage,</text:p>
            <text:p>.subviewbutton[oncommand^='openFeedbackPage']</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60" office:value-type="string" calcext:value-type="string">
            <text:p>MenuShortcut-37</text:p>
          </table:table-cell>
          <table:table-cell table:style-name="ce60" office:value-type="string" calcext:value-type="string">
            <text:p>ヘルプ＞アドオンを無効にして再起動</text:p>
          </table:table-cell>
          <table:table-cell table:style-name="ce60" office:value-type="string" calcext:value-type="string">
            <text:p>helpSafeMode</text:p>
          </table:table-cell>
          <table:table-cell table:style-name="ce60" office:value-type="string" calcext:value-type="string">
            <text:p>-</text:p>
          </table:table-cell>
          <table:table-cell table:style-name="ce60" office:value-type="string" calcext:value-type="string">
            <text:p>#helpSafeMode,</text:p>
            <text:p>.subviewbutton[oncommand^='safeModeRestart']</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60" office:value-type="string" calcext:value-type="string">
            <text:p>MenuShortcut-38</text:p>
          </table:table-cell>
          <table:table-cell table:style-name="ce60" office:value-type="string" calcext:value-type="string">
            <text:p>ヘルプ＞詐欺サイトを報告</text:p>
          </table:table-cell>
          <table:table-cell table:style-name="ce60" office:value-type="string" calcext:value-type="string">
            <text:p>reportPhishingtoolmenu</text:p>
          </table:table-cell>
          <table:table-cell table:style-name="ce60" office:value-type="string" calcext:value-type="string">
            <text:p>-</text:p>
          </table:table-cell>
          <table:table-cell table:style-name="ce60" office:value-type="string" calcext:value-type="string">
            <text:p>#menu_HelpPopup_reportPhishingtoolmenu,</text:p>
            <text:p>.subviewbutton[oncommand*='getReportURL'][oncommand*='Phish']</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60" office:value-type="string" calcext:value-type="string">
            <text:p>MenuShortcut-39</text:p>
          </table:table-cell>
          <table:table-cell table:style-name="ce60" office:value-type="string" calcext:value-type="string">
            <text:p>ヘルプ＞誤警告を報告</text:p>
          </table:table-cell>
          <table:table-cell table:style-name="ce60" office:value-type="string" calcext:value-type="string">
            <text:p>reportPhishingErrortoolmenu</text:p>
          </table:table-cell>
          <table:table-cell table:style-name="ce60" office:value-type="string" calcext:value-type="string">
            <text:p>-</text:p>
          </table:table-cell>
          <table:table-cell table:style-name="ce60" office:value-type="string" calcext:value-type="string">
            <text:p>#menu_HelpPopup_reportPhishingErrortoolmenu,</text:p>
            <text:p>.subviewbutton[oncommand*='getReportURL'][oncommand*='Error']</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60" office:value-type="string" calcext:value-type="string">
            <text:p>MenuShortcut-40</text:p>
          </table:table-cell>
          <table:table-cell table:style-name="ce60" office:value-type="string" calcext:value-type="string">
            <text:p>ヘルプ＞Firefoxについて のセパレータ</text:p>
          </table:table-cell>
          <table:table-cell table:style-name="ce60" office:value-type="string" calcext:value-type="string">
            <text:p>aboutSeparator</text:p>
          </table:table-cell>
          <table:table-cell table:style-name="ce60" office:value-type="string" calcext:value-type="string">
            <text:p>-</text:p>
          </table:table-cell>
          <table:table-cell table:style-name="ce60" office:value-type="string" calcext:value-type="string">
            <text:p>#about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60" office:value-type="string" calcext:value-type="string">
            <text:p>MenuShortcut-41</text:p>
          </table:table-cell>
          <table:table-cell table:style-name="ce60" office:value-type="string" calcext:value-type="string">
            <text:p>編集＞テキストの記述方向を切り替える</text:p>
          </table:table-cell>
          <table:table-cell table:style-name="ce60" office:value-type="string" calcext:value-type="string">
            <text:p>textfieldDirection</text:p>
          </table:table-cell>
          <table:table-cell table:style-name="ce60" office:value-type="string" calcext:value-type="string">
            <text:p>Ctrl-Shift-X</text:p>
          </table:table-cell>
          <table:table-cell table:style-name="ce60" office:value-type="string" calcext:value-type="string">
            <text:p>#textfieldDirection-separator,</text:p>
            <text:p>#textfieldDirection-swap,</text:p>
            <text:p>#key_switchTextDirection,</text:p>
            <text:p>#context-bidi-text-direction-toggle,</text:p>
            <text:p>#context-sep-bidi</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60" office:value-type="string" calcext:value-type="string">
            <text:p>MenuShortcut-42</text:p>
          </table:table-cell>
          <table:table-cell table:style-name="ce60" office:value-type="string" calcext:value-type="string">
            <text:p>表示＞ページの記述方向を切り替える</text:p>
          </table:table-cell>
          <table:table-cell table:style-name="ce60" office:value-type="string" calcext:value-type="string">
            <text:p>documentDirection</text:p>
          </table:table-cell>
          <table:table-cell table:style-name="ce60" office:value-type="string" calcext:value-type="string">
            <text:p>-</text:p>
          </table:table-cell>
          <table:table-cell table:style-name="ce60"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60" office:value-type="string" calcext:value-type="string">
            <text:p>MenuShortcut-43</text:p>
          </table:table-cell>
          <table:table-cell table:style-name="ce60" office:value-type="string" calcext:value-type="string">
            <text:p>履歴＞（メニュー内のセパレータ）</text:p>
          </table:table-cell>
          <table:table-cell table:style-name="ce60" office:value-type="string" calcext:value-type="string">
            <text:p>historySeparator</text:p>
          </table:table-cell>
          <table:table-cell table:style-name="ce60" office:value-type="string" calcext:value-type="string">
            <text:p>-</text:p>
          </table:table-cell>
          <table:table-cell table:style-name="ce60" office:value-type="string" calcext:value-type="string">
            <text:p>#startHistory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36">
          <table:table-cell table:style-name="ce6"/>
          <table:table-cell table:style-name="ce6" table:formula="of:=IF(AND([.$A48]&lt;&gt;&quot;&quot;;NOT(ISNUMBER(FIND(&quot;廃止&quot;;[.$C48]))));MAX([.$B$1:.$B47])+1;&quot;&quot;)">
            <text:p/>
          </table:table-cell>
          <table:table-cell table:style-name="ce60" office:value-type="string" calcext:value-type="string">
            <text:p>MenuShortcut-44</text:p>
          </table:table-cell>
          <table:table-cell table:style-name="ce60" office:value-type="string" calcext:value-type="string">
            <text:p>ブックマーク＞ブックマークツールバー</text:p>
            <text:p>（およびそれに付随する各項目）</text:p>
          </table:table-cell>
          <table:table-cell table:style-name="ce60" office:value-type="string" calcext:value-type="string">
            <text:p>bookmarksToolbarFolder</text:p>
          </table:table-cell>
          <table:table-cell table:style-name="ce60" office:value-type="string" calcext:value-type="string">
            <text:p>-</text:p>
          </table:table-cell>
          <table:table-cell table:style-name="ce6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60" office:value-type="string" calcext:value-type="string">
            <text:p>MenuShortcut-45（廃止）</text:p>
          </table:table-cell>
          <table:table-cell table:style-name="ce60" office:value-type="string" calcext:value-type="string">
            <text:p>コンテンツ領域のコンテキストメニュー＞リンクを保存する...</text:p>
          </table:table-cell>
          <table:table-cell table:style-name="ce60" office:value-type="string" calcext:value-type="string">
            <text:p>context-marklink</text:p>
          </table:table-cell>
          <table:table-cell table:style-name="ce60" office:value-type="string" calcext:value-type="string">
            <text:p>Firefox 51で廃止</text:p>
          </table:table-cell>
          <table:table-cell table:style-name="ce6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60" office:value-type="string" calcext:value-type="string">
            <text:p>MenuShortcut-46</text:p>
          </table:table-cell>
          <table:table-cell table:style-name="ce60" office:value-type="string" calcext:value-type="string">
            <text:p>コンテンツ領域のコンテキストメニュー＞このリンクを共有</text:p>
          </table:table-cell>
          <table:table-cell table:style-name="ce60" office:value-type="string" calcext:value-type="string">
            <text:p>context-sharelink</text:p>
          </table:table-cell>
          <table:table-cell table:style-name="ce60" office:value-type="string" calcext:value-type="string">
            <text:p>-</text:p>
          </table:table-cell>
          <table:table-cell table:style-name="ce60" office:value-type="string" calcext:value-type="string">
            <text:p>#context-sharelink</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60" office:value-type="string" calcext:value-type="string">
            <text:p>MenuShortcut-47</text:p>
          </table:table-cell>
          <table:table-cell table:style-name="ce60" office:value-type="string" calcext:value-type="string">
            <text:p>コンテンツ領域のコンテキストメニュー＞画像のURLをメールで送信</text:p>
          </table:table-cell>
          <table:table-cell table:style-name="ce60" office:value-type="string" calcext:value-type="string">
            <text:p>context-sendimage</text:p>
          </table:table-cell>
          <table:table-cell table:style-name="ce60" office:value-type="string" calcext:value-type="string">
            <text:p>-</text:p>
          </table:table-cell>
          <table:table-cell table:style-name="ce60" office:value-type="string" calcext:value-type="string">
            <text:p>#context-sendimag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60" office:value-type="string" calcext:value-type="string">
            <text:p>MenuShortcut-48</text:p>
          </table:table-cell>
          <table:table-cell table:style-name="ce60" office:value-type="string" calcext:value-type="string">
            <text:p>コンテンツ領域のコンテキストメニュー＞この画像を共有</text:p>
          </table:table-cell>
          <table:table-cell table:style-name="ce60" office:value-type="string" calcext:value-type="string">
            <text:p>context-shareimage</text:p>
          </table:table-cell>
          <table:table-cell table:style-name="ce60" office:value-type="string" calcext:value-type="string">
            <text:p>-</text:p>
          </table:table-cell>
          <table:table-cell table:style-name="ce60" office:value-type="string" calcext:value-type="string">
            <text:p>#context-shareimag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60" office:value-type="string" calcext:value-type="string">
            <text:p>MenuShortcut-49</text:p>
          </table:table-cell>
          <table:table-cell table:style-name="ce60" office:value-type="string" calcext:value-type="string">
            <text:p>コンテンツ領域のコンテキストメニュー＞動画のURLをメールで送信</text:p>
          </table:table-cell>
          <table:table-cell table:style-name="ce60" office:value-type="string" calcext:value-type="string">
            <text:p>context-sendvideo</text:p>
          </table:table-cell>
          <table:table-cell table:style-name="ce60" office:value-type="string" calcext:value-type="string">
            <text:p>-</text:p>
          </table:table-cell>
          <table:table-cell table:style-name="ce60" office:value-type="string" calcext:value-type="string">
            <text:p>#context-sendvideo</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60" office:value-type="string" calcext:value-type="string">
            <text:p>MenuShortcut-50</text:p>
          </table:table-cell>
          <table:table-cell table:style-name="ce60" office:value-type="string" calcext:value-type="string">
            <text:p>コンテンツ領域のコンテキストメニュー＞この動画を共有</text:p>
          </table:table-cell>
          <table:table-cell table:style-name="ce60" office:value-type="string" calcext:value-type="string">
            <text:p>context-sharevideo</text:p>
          </table:table-cell>
          <table:table-cell table:style-name="ce60" office:value-type="string" calcext:value-type="string">
            <text:p>-</text:p>
          </table:table-cell>
          <table:table-cell table:style-name="ce60" office:value-type="string" calcext:value-type="string">
            <text:p>#context-sharevideo</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60" office:value-type="string" calcext:value-type="string">
            <text:p>MenuShortcut-51</text:p>
          </table:table-cell>
          <table:table-cell table:style-name="ce60" office:value-type="string" calcext:value-type="string">
            <text:p>コンテンツ領域のコンテキストメニュー＞オーディオのURLをメールで送信</text:p>
          </table:table-cell>
          <table:table-cell table:style-name="ce60" office:value-type="string" calcext:value-type="string">
            <text:p>context-sendaudio</text:p>
          </table:table-cell>
          <table:table-cell table:style-name="ce60" office:value-type="string" calcext:value-type="string">
            <text:p>-</text:p>
          </table:table-cell>
          <table:table-cell table:style-name="ce60" office:value-type="string" calcext:value-type="string">
            <text:p>#context-sendaudio</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60" office:value-type="string" calcext:value-type="string">
            <text:p>MenuShortcut-52</text:p>
          </table:table-cell>
          <table:table-cell table:style-name="ce60" office:value-type="string" calcext:value-type="string">
            <text:p>コンテンツ領域のコンテキストメニュー＞このページを共有</text:p>
          </table:table-cell>
          <table:table-cell table:style-name="ce60" office:value-type="string" calcext:value-type="string">
            <text:p>context-sharepage</text:p>
          </table:table-cell>
          <table:table-cell table:style-name="ce60"/>
          <table:table-cell table:style-name="ce60" office:value-type="string" calcext:value-type="string">
            <text:p>#context-sharepag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60" office:value-type="string" calcext:value-type="string">
            <text:p>MenuShortcut-53（廃止）</text:p>
          </table:table-cell>
          <table:table-cell table:style-name="ce60" office:value-type="string" calcext:value-type="string">
            <text:p>コンテンツ領域のコンテキストメニュー＞ページを保存する...</text:p>
          </table:table-cell>
          <table:table-cell table:style-name="ce60" office:value-type="string" calcext:value-type="string">
            <text:p>context-markpageMenu</text:p>
          </table:table-cell>
          <table:table-cell table:style-name="ce60" office:value-type="string" calcext:value-type="string">
            <text:p>Firefox 51で廃止</text:p>
          </table:table-cell>
          <table:table-cell table:style-name="ce6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60" office:value-type="string" calcext:value-type="string">
            <text:p>MenuShortcut-54</text:p>
          </table:table-cell>
          <table:table-cell table:style-name="ce60" office:value-type="string" calcext:value-type="string">
            <text:p>コンテンツ領域のコンテキストメニュー＞選択範囲を共有</text:p>
          </table:table-cell>
          <table:table-cell table:style-name="ce60" office:value-type="string" calcext:value-type="string">
            <text:p>context-shareselect</text:p>
          </table:table-cell>
          <table:table-cell table:style-name="ce60" office:value-type="string" calcext:value-type="string">
            <text:p>-</text:p>
          </table:table-cell>
          <table:table-cell table:style-name="ce60" office:value-type="string" calcext:value-type="string">
            <text:p>#context-shareselect</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60" office:value-type="string" calcext:value-type="string">
            <text:p>MenuShortcut-55</text:p>
          </table:table-cell>
          <table:table-cell table:style-name="ce60" office:value-type="string" calcext:value-type="string">
            <text:p>コンテンツ領域のコンテキストメニュー＞デスクトップの背景に設定</text:p>
          </table:table-cell>
          <table:table-cell table:style-name="ce60" office:value-type="string" calcext:value-type="string">
            <text:p>context-setDesktopBackground</text:p>
          </table:table-cell>
          <table:table-cell table:style-name="ce60" office:value-type="string" calcext:value-type="string">
            <text:p>-</text:p>
          </table:table-cell>
          <table:table-cell table:style-name="ce60" office:value-type="string" calcext:value-type="string">
            <text:p>#context-setDesktopBackground</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60" office:value-type="string" calcext:value-type="string">
            <text:p>MenuShortcut-56（廃止）</text:p>
          </table:table-cell>
          <table:table-cell table:style-name="ce60" office:value-type="string" calcext:value-type="string">
            <text:p>コンテンツ領域のコンテキストメニュー＞画像をブロック</text:p>
          </table:table-cell>
          <table:table-cell table:style-name="ce60" office:value-type="string" calcext:value-type="string">
            <text:p>context-blockimage</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60" office:value-type="string" calcext:value-type="string">
            <text:p>MenuShortcut-57</text:p>
          </table:table-cell>
          <table:table-cell table:style-name="ce60" office:value-type="string" calcext:value-type="string">
            <text:p>コンテンツ領域のコンテキストメニュー＞要素を調査</text:p>
          </table:table-cell>
          <table:table-cell table:style-name="ce60" office:value-type="string" calcext:value-type="string">
            <text:p>context-inspect</text:p>
          </table:table-cell>
          <table:table-cell table:style-name="ce60" office:value-type="string" calcext:value-type="string">
            <text:p>-</text:p>
          </table:table-cell>
          <table:table-cell table:style-name="ce60" office:value-type="string" calcext:value-type="string">
            <text:p>#context-inspect,</text:p>
            <text:p>#inspect-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60" office:value-type="string" calcext:value-type="string">
            <text:p>MenuShortcut-58</text:p>
          </table:table-cell>
          <table:table-cell table:style-name="ce60" office:value-type="string" calcext:value-type="string">
            <text:p>ポップアップブロック＞このサイトによるポップアップを許可する</text:p>
          </table:table-cell>
          <table:table-cell table:style-name="ce60" office:value-type="string" calcext:value-type="string">
            <text:p>blockedPopupAllowSite</text:p>
          </table:table-cell>
          <table:table-cell table:style-name="ce60" office:value-type="string" calcext:value-type="string">
            <text:p>-</text:p>
          </table:table-cell>
          <table:table-cell table:style-name="ce60" office:value-type="string" calcext:value-type="string">
            <text:p>#blockedPopupOptions menuitem[observes='blockedPopupAllowSit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60" office:value-type="string" calcext:value-type="string">
            <text:p>MenuShortcut-59</text:p>
          </table:table-cell>
          <table:table-cell table:style-name="ce60" office:value-type="string" calcext:value-type="string">
            <text:p>ポップアップブロック＞ポップアップブロック設定を変更</text:p>
          </table:table-cell>
          <table:table-cell table:style-name="ce60" office:value-type="string" calcext:value-type="string">
            <text:p>blockedPopupEditSettings</text:p>
          </table:table-cell>
          <table:table-cell table:style-name="ce60" office:value-type="string" calcext:value-type="string">
            <text:p>-</text:p>
          </table:table-cell>
          <table:table-cell table:style-name="ce60" office:value-type="string" calcext:value-type="string">
            <text:p>#blockedPopupOptions menuitem[observes='blockedPopupEditSetting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87">
          <table:table-cell table:style-name="ce6"/>
          <table:table-cell table:style-name="ce6" table:formula="of:=IF(AND([.$A64]&lt;&gt;&quot;&quot;;NOT(ISNUMBER(FIND(&quot;廃止&quot;;[.$C64]))));MAX([.$B$1:.$B63])+1;&quot;&quot;)">
            <text:p/>
          </table:table-cell>
          <table:table-cell table:style-name="ce60" office:value-type="string" calcext:value-type="string">
            <text:p>MenuShortcut-60（廃止）</text:p>
          </table:table-cell>
          <table:table-cell table:style-name="ce60" office:value-type="string" calcext:value-type="string">
            <text:p>ポップアップブロック、アドオンのインストール警告、オフラインデータの許可の編集（Cookie以外の権限に関するサイトごとの権限設定）</text:p>
          </table:table-cell>
          <table:table-cell table:style-name="ce60" office:value-type="string" calcext:value-type="string">
            <text:p>permissions</text:p>
          </table:table-cell>
          <table:table-cell table:style-name="ce60" office:value-type="string" calcext:value-type="string">
            <text:p>-</text:p>
          </table:table-cell>
          <table:table-cell table:style-name="ce60" office:value-type="string" calcext:value-type="string">
            <text:p>Hide-4に移動</text:p>
          </table:table-cell>
          <table:table-cell table:style-name="ce6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60" office:value-type="string" calcext:value-type="string">
            <text:p>MenuShortcut-61（廃止）</text:p>
          </table:table-cell>
          <table:table-cell table:style-name="ce60" office:value-type="string" calcext:value-type="string">
            <text:p>キャレットブラウズモード</text:p>
          </table:table-cell>
          <table:table-cell table:style-name="ce60" office:value-type="string" calcext:value-type="string">
            <text:p>caretbrowse</text:p>
          </table:table-cell>
          <table:table-cell table:style-name="ce60" office:value-type="string" calcext:value-type="string">
            <text:p>-</text:p>
          </table:table-cell>
          <table:table-cell table:style-name="ce60" office:value-type="string" calcext:value-type="string">
            <text:p>Ui-2を参照</text:p>
          </table:table-cell>
          <table:table-cell table:style-name="ce60"/>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60"/>
          <table:table-cell table:style-name="ce60" office:value-type="string" calcext:value-type="string">
            <text:p>Ctrl-T</text:p>
          </table:table-cell>
          <table:table-cell table:style-name="ce60" office:value-type="string" calcext:value-type="string">
            <text:p>#menu_newNavigatorTab,#key_newNavigatorTab</text:p>
          </table:table-cell>
          <table:table-cell table:style-name="ce6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60"/>
          <table:table-cell table:style-name="ce60" office:value-type="string" calcext:value-type="string">
            <text:p>-</text:p>
          </table:table-cell>
          <table:table-cell table:style-name="ce60" office:value-type="string" calcext:value-type="string">
            <text:p>#context-openlinkintab</text:p>
          </table:table-cell>
          <table:table-cell table:style-name="ce60"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60" office:value-type="string" calcext:value-type="string">
            <text:p>MenuShortcut-64</text:p>
          </table:table-cell>
          <table:table-cell table:style-name="ce60" office:value-type="string" calcext:value-type="string">
            <text:p>ツール＞ウェブ開発＞Service Worker</text:p>
          </table:table-cell>
          <table:table-cell table:style-name="ce60" office:value-type="string" calcext:value-type="string">
            <text:p>devtools_connect</text:p>
          </table:table-cell>
          <table:table-cell table:style-name="ce60" office:value-type="string" calcext:value-type="string">
            <text:p>-</text:p>
          </table:table-cell>
          <table:table-cell table:style-name="ce60"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6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60" office:value-type="string" calcext:value-type="string">
            <text:p>MenuShortcut-65</text:p>
          </table:table-cell>
          <table:table-cell table:style-name="ce60" office:value-type="string" calcext:value-type="string">
            <text:p>ツール＞ウェブ開発＞ブラウザーコンテンツツールボックス</text:p>
          </table:table-cell>
          <table:table-cell table:style-name="ce60" office:value-type="string" calcext:value-type="string">
            <text:p>devtools_connect</text:p>
          </table:table-cell>
          <table:table-cell table:style-name="ce60"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6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1]&lt;&gt;&quot;&quot;;MAX([.$B$1:.$B70])+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2]&lt;&gt;&quot;&quot;;MAX([.$B$1:.$B71])+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3]&lt;&gt;&quot;&quot;;MAX([.$B$1:.$B72])+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4]&lt;&gt;&quot;&quot;;MAX([.$B$1:.$B73])+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5]&lt;&gt;&quot;&quot;;MAX([.$B$1:.$B74])+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6]&lt;&gt;&quot;&quot;;MAX([.$B$1:.$B75])+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7]&lt;&gt;&quot;&quot;;MAX([.$B$1:.$B76])+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8]&lt;&gt;&quot;&quot;;MAX([.$B$1:.$B77])+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79]&lt;&gt;&quot;&quot;;MAX([.$B$1:.$B78])+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0]&lt;&gt;&quot;&quot;;MAX([.$B$1:.$B79])+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1]&lt;&gt;&quot;&quot;;MAX([.$B$1:.$B80])+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2]&lt;&gt;&quot;&quot;;MAX([.$B$1:.$B81])+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3]&lt;&gt;&quot;&quot;;MAX([.$B$1:.$B82])+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4]&lt;&gt;&quot;&quot;;MAX([.$B$1:.$B83])+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5]&lt;&gt;&quot;&quot;;MAX([.$B$1:.$B84])+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6]&lt;&gt;&quot;&quot;;MAX([.$B$1:.$B85])+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7]&lt;&gt;&quot;&quot;;MAX([.$B$1:.$B86])+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8]&lt;&gt;&quot;&quot;;MAX([.$B$1:.$B87])+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89]&lt;&gt;&quot;&quot;;MAX([.$B$1:.$B88])+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0]&lt;&gt;&quot;&quot;;MAX([.$B$1:.$B89])+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1]&lt;&gt;&quot;&quot;;MAX([.$B$1:.$B90])+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2]&lt;&gt;&quot;&quot;;MAX([.$B$1:.$B91])+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3]&lt;&gt;&quot;&quot;;MAX([.$B$1:.$B92])+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4]&lt;&gt;&quot;&quot;;MAX([.$B$1:.$B93])+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5]&lt;&gt;&quot;&quot;;MAX([.$B$1:.$B94])+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6]&lt;&gt;&quot;&quot;;MAX([.$B$1:.$B95])+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7]&lt;&gt;&quot;&quot;;MAX([.$B$1:.$B96])+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8]&lt;&gt;&quot;&quot;;MAX([.$B$1:.$B97])+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99]&lt;&gt;&quot;&quot;;MAX([.$B$1:.$B98])+1;&quot;&quot;)">
            <text:p/>
          </table:table-cell>
          <table:table-cell table:style-name="ce62" table:number-columns-repeated="6"/>
          <table:table-cell table:number-columns-repeated="20"/>
          <table:table-cell table:style-name="ce68"/>
          <table:table-cell table:number-columns-repeated="995"/>
        </table:table-row>
        <table:table-row table:style-name="ro4">
          <table:table-cell/>
          <table:table-cell table:formula="of:=IF([.$A100]&lt;&gt;&quot;&quot;;MAX([.$B$1:.$B99])+1;&quot;&quot;)">
            <text:p/>
          </table:table-cell>
          <table:table-cell table:style-name="ce62" table:number-columns-repeated="6"/>
          <table:table-cell table:number-columns-repeated="20"/>
          <table:table-cell table:style-name="ce68"/>
          <table:table-cell table:number-columns-repeated="995"/>
        </table:table-row>
        <table:table-row table:style-name="ro4" table:number-rows-repeated="899">
          <table:table-cell table:number-columns-repeated="2"/>
          <table:table-cell table:style-name="ce62" table:number-columns-repeated="6"/>
          <table:table-cell table:number-columns-repeated="20"/>
          <table:table-cell table:style-name="ce68"/>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1"/>
        <table:table-column table:style-name="co17" table:visibility="collapse" table:default-cell-style-name="ce71"/>
        <table:table-column table:style-name="co17"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2" table:default-cell-style-name="ce71"/>
        <table:table-row table:style-name="ro88">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40">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7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9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20">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7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30">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40">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36">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7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20">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91">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4">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4"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11:03:44.77015235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15T11:11:38.245582104</dc:date>
    <meta:editing-duration>P8DT13H53M52S</meta:editing-duration>
    <meta:editing-cycles>467</meta:editing-cycles>
    <meta:document-statistic meta:table-count="5" meta:cell-count="8333" meta:object-count="0"/>
  </office:meta>
</office:document-meta>
</file>